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6C00000065AD1DFA76A4BAEEE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Courier New" svg:font-family="'Courier New'" style:font-family-generic="modern"/>
    <style:font-face style:name="Helvetica Neue Light" svg:font-family="'Helvetica Neue Light', 'Times New Roman'" style:font-family-generic="swiss"/>
    <style:font-face style:name="Helvetica Neue" svg:font-family="'Helvetica Neue', 'Times New Roman'" style:font-family-generic="swiss"/>
    <style:font-face style:name="Courier New1" svg:font-family="'Courier New'" style:font-adornments="Normal" style:font-family-generic="modern" style:font-pitch="fixed"/>
    <style:font-face style:name="OpenSymbol" svg:font-family="OpenSymbol" style:font-pitch="variable"/>
    <style:font-face style:name="SimSun1" svg:font-family="SimSun, 宋体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3" style:family="table">
      <style:table-properties style:width="16.249cm" fo:margin-left="0cm" fo:margin-top="0cm" fo:margin-bottom="0cm" table:align="left" style:writing-mode="lr-tb"/>
    </style:style>
    <style:style style:name="Tableau3.A" style:family="table-column">
      <style:table-column-properties style:column-width="2.439cm"/>
    </style:style>
    <style:style style:name="Tableau3.B" style:family="table-column">
      <style:table-column-properties style:column-width="10.252cm"/>
    </style:style>
    <style:style style:name="Tableau3.C" style:family="table-column">
      <style:table-column-properties style:column-width="3.55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au3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3.B2" style:family="table-cell">
      <style:table-cell-properties fo:padding-left="0.199cm" fo:padding-right="0.191cm" fo:padding-top="0cm" fo:padding-bottom="0cm" fo:border="0.5pt solid #000001"/>
    </style:style>
    <style:style style:name="Tableau3.B3" style:family="table-cell">
      <style:table-cell-properties fo:padding-left="0.199cm" fo:padding-right="0.191cm" fo:padding-top="0cm" fo:padding-bottom="0cm" fo:border="0.5pt solid #000001"/>
    </style:style>
    <style:style style:name="Tableau3.B4" style:family="table-cell">
      <style:table-cell-properties fo:padding-left="0.199cm" fo:padding-right="0.191cm" fo:padding-top="0cm" fo:padding-bottom="0cm" fo:border="0.5pt solid #000001"/>
    </style:style>
    <style:style style:name="Tableau3.B5" style:family="table-cell">
      <style:table-cell-properties fo:padding-left="0.199cm" fo:padding-right="0.191cm" fo:padding-top="0cm" fo:padding-bottom="0cm" fo:border="0.5pt solid #000001"/>
    </style:style>
    <style:style style:name="Tableau4" style:family="table">
      <style:table-properties style:width="18.3cm" fo:margin-left="-0.822cm" fo:margin-top="0cm" fo:margin-bottom="0cm" table:align="left" style:writing-mode="lr-tb"/>
    </style:style>
    <style:style style:name="Tableau4.A" style:family="table-column">
      <style:table-column-properties style:column-width="2.087cm"/>
    </style:style>
    <style:style style:name="Tableau4.B" style:family="table-column">
      <style:table-column-properties style:column-width="11.527cm"/>
    </style:style>
    <style:style style:name="Tableau4.C" style:family="table-column">
      <style:table-column-properties style:column-width="1.85cm"/>
    </style:style>
    <style:style style:name="Tableau4.D" style:family="table-column">
      <style:table-column-properties style:column-width="2.83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au4.A2" style:family="table-cell">
      <style:table-cell-properties fo:padding-left="0.199cm" fo:padding-right="0.191cm" fo:padding-top="0cm" fo:padding-bottom="0cm" fo:border="0.5pt solid #000001"/>
    </style:style>
    <style:style style:name="Tableau4.B2" style:family="table-cell">
      <style:table-cell-properties fo:padding-left="0.199cm" fo:padding-right="0.191cm" fo:padding-top="0cm" fo:padding-bottom="0cm" fo:border="0.5pt solid #000001"/>
    </style:style>
    <style:style style:name="Tableau4.C2" style:family="table-cell">
      <style:table-cell-properties style:vertical-align="middle" fo:background-color="transparent" fo:padding-left="0.199cm" fo:padding-right="0.191cm" fo:padding-top="0cm" fo:padding-bottom="0cm" fo:border="0.5pt solid #000001">
        <style:background-image/>
      </style:table-cell-properties>
    </style:style>
    <style:style style:name="Tableau4.D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C3" style:family="table-cell">
      <style:table-cell-properties style:vertical-align="middle" fo:background-color="transparent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au4.D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5" style:family="table-cell">
      <style:table-cell-properties fo:padding-left="0.199cm" fo:padding-right="0.191cm" fo:padding-top="0cm" fo:padding-bottom="0cm" fo:border="0.5pt solid #000001"/>
    </style:style>
    <style:style style:name="Tableau4.B5" style:family="table-cell">
      <style:table-cell-properties fo:padding-left="0.199cm" fo:padding-right="0.191cm" fo:padding-top="0cm" fo:padding-bottom="0cm" fo:border="0.5pt solid #000001"/>
    </style:style>
    <style:style style:name="Tableau4.D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6" style:family="table-cell">
      <style:table-cell-properties fo:padding-left="0.199cm" fo:padding-right="0.191cm" fo:padding-top="0cm" fo:padding-bottom="0cm" fo:border="0.5pt solid #000001"/>
    </style:style>
    <style:style style:name="Tableau4.B6" style:family="table-cell">
      <style:table-cell-properties fo:padding-left="0.199cm" fo:padding-right="0.191cm" fo:padding-top="0cm" fo:padding-bottom="0cm" fo:border="0.5pt solid #000001"/>
    </style:style>
    <style:style style:name="Tableau4.D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7" style:family="table-cell">
      <style:table-cell-properties fo:padding-left="0.199cm" fo:padding-right="0.191cm" fo:padding-top="0cm" fo:padding-bottom="0cm" fo:border="0.5pt solid #000001"/>
    </style:style>
    <style:style style:name="Tableau4.B7" style:family="table-cell">
      <style:table-cell-properties fo:padding-left="0.199cm" fo:padding-right="0.191cm" fo:padding-top="0cm" fo:padding-bottom="0cm" fo:border="0.5pt solid #000001"/>
    </style:style>
    <style:style style:name="Tableau4.D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9" style:family="table-cell">
      <style:table-cell-properties fo:padding-left="0.199cm" fo:padding-right="0.191cm" fo:padding-top="0cm" fo:padding-bottom="0cm" fo:border="0.5pt solid #000001"/>
    </style:style>
    <style:style style:name="Tableau4.B9" style:family="table-cell">
      <style:table-cell-properties fo:padding-left="0.199cm" fo:padding-right="0.191cm" fo:padding-top="0cm" fo:padding-bottom="0cm" fo:border="0.5pt solid #000001"/>
    </style:style>
    <style:style style:name="Tableau4.D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10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11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12" style:family="table-cell">
      <style:table-cell-properties fo:padding-left="0.199cm" fo:padding-right="0.191cm" fo:padding-top="0cm" fo:padding-bottom="0cm" fo:border="0.5pt solid #000001"/>
    </style:style>
    <style:style style:name="Tableau4.B12" style:family="table-cell">
      <style:table-cell-properties fo:padding-left="0.199cm" fo:padding-right="0.191cm" fo:padding-top="0cm" fo:padding-bottom="0cm" fo:border="0.5pt solid #000001"/>
    </style:style>
    <style:style style:name="Tableau4.D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13" style:family="table-cell">
      <style:table-cell-properties fo:padding-left="0.199cm" fo:padding-right="0.191cm" fo:padding-top="0cm" fo:padding-bottom="0cm" fo:border="0.5pt solid #000001"/>
    </style:style>
    <style:style style:name="Tableau4.B13" style:family="table-cell">
      <style:table-cell-properties fo:padding-left="0.199cm" fo:padding-right="0.191cm" fo:padding-top="0cm" fo:padding-bottom="0cm" fo:border="0.5pt solid #000001"/>
    </style:style>
    <style:style style:name="Tableau4.D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1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1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1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1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1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1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16" style:family="table-cell">
      <style:table-cell-properties fo:padding-left="0.199cm" fo:padding-right="0.191cm" fo:padding-top="0cm" fo:padding-bottom="0cm" fo:border="0.5pt solid #000001"/>
    </style:style>
    <style:style style:name="Tableau4.B16" style:family="table-cell">
      <style:table-cell-properties fo:padding-left="0.199cm" fo:padding-right="0.191cm" fo:padding-top="0cm" fo:padding-bottom="0cm" fo:border="0.5pt solid #000001"/>
    </style:style>
    <style:style style:name="Tableau4.D1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17" style:family="table-cell">
      <style:table-cell-properties fo:padding-left="0.199cm" fo:padding-right="0.191cm" fo:padding-top="0cm" fo:padding-bottom="0cm" fo:border="0.5pt solid #000001"/>
    </style:style>
    <style:style style:name="Tableau4.B17" style:family="table-cell">
      <style:table-cell-properties fo:padding-left="0.199cm" fo:padding-right="0.191cm" fo:padding-top="0cm" fo:padding-bottom="0cm" fo:border="0.5pt solid #000001"/>
    </style:style>
    <style:style style:name="Tableau4.D1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1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19" style:family="table-cell">
      <style:table-cell-properties fo:padding-left="0.199cm" fo:padding-right="0.191cm" fo:padding-top="0cm" fo:padding-bottom="0cm" fo:border="0.5pt solid #000001"/>
    </style:style>
    <style:style style:name="Tableau4.B19" style:family="table-cell">
      <style:table-cell-properties fo:padding-left="0.199cm" fo:padding-right="0.191cm" fo:padding-top="0cm" fo:padding-bottom="0cm" fo:border="0.5pt solid #000001"/>
    </style:style>
    <style:style style:name="Tableau4.D1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20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21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2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2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2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2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2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23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A24" style:family="table-cell">
      <style:table-cell-properties fo:padding-left="0.199cm" fo:padding-right="0.191cm" fo:padding-top="0cm" fo:padding-bottom="0cm" fo:border="0.5pt solid #000001"/>
    </style:style>
    <style:style style:name="Tableau4.B24" style:family="table-cell">
      <style:table-cell-properties fo:padding-left="0.199cm" fo:padding-right="0.191cm" fo:padding-top="0cm" fo:padding-bottom="0cm" fo:border="0.5pt solid #000001"/>
    </style:style>
    <style:style style:name="Tableau4.D2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2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2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2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2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2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2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27" style:family="table-row">
      <style:table-row-properties style:min-row-height="0.589cm" fo:keep-together="auto"/>
    </style:style>
    <style:style style:name="Tableau4.A27" style:family="table-cell">
      <style:table-cell-properties fo:padding-left="0.199cm" fo:padding-right="0.191cm" fo:padding-top="0cm" fo:padding-bottom="0cm" fo:border="0.5pt solid #000001"/>
    </style:style>
    <style:style style:name="Tableau4.B27" style:family="table-cell">
      <style:table-cell-properties fo:padding-left="0.199cm" fo:padding-right="0.191cm" fo:padding-top="0cm" fo:padding-bottom="0cm" fo:border="0.5pt solid #000001"/>
    </style:style>
    <style:style style:name="Tableau4.D2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2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2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2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2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2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2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3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3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D30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4.A3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B3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au4.C31" style:family="table-cell">
      <style:table-cell-properties style:vertical-align="middle" fo:background-color="transparent" fo:padding-left="0.199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eau4.D31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5" style:family="table">
      <style:table-properties style:width="16.588cm" table:align="margins" style:writing-mode="lr-tb"/>
    </style:style>
    <style:style style:name="Tableau5.A" style:family="table-column">
      <style:table-column-properties style:column-width="5.53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P2" style:family="paragraph" style:parent-style-name="Header_20_left">
      <style:text-properties officeooo:rsid="00585645" officeooo:paragraph-rsid="00585645" style:font-name-asian="Arial"/>
    </style:style>
    <style:style style:name="P3" style:family="paragraph" style:parent-style-name="Footer">
      <style:text-properties fo:color="#003f61"/>
    </style:style>
    <style:style style:name="P4" style:family="paragraph" style:parent-style-name="Footer">
      <style:text-properties fo:color="#003f61" officeooo:paragraph-rsid="002b887f"/>
    </style:style>
    <style:style style:name="P5" style:family="paragraph" style:parent-style-name="Footer">
      <style:paragraph-properties fo:text-align="end" style:justify-single-word="false"/>
      <style:text-properties fo:color="#003f61"/>
    </style:style>
    <style:style style:name="P6" style:family="paragraph" style:parent-style-name="Footer">
      <style:paragraph-properties fo:text-align="end" style:justify-single-word="false">
        <style:tab-stops>
          <style:tab-stop style:position="8.251cm" style:type="center"/>
          <style:tab-stop style:position="16.252cm" style:type="right"/>
        </style:tab-stops>
      </style:paragraph-properties>
      <style:text-properties fo:color="#003f61"/>
    </style:style>
    <style:style style:name="P7" style:family="paragraph" style:parent-style-name="Standard">
      <style:text-properties fo:color="#002060" fo:language="fr" fo:country="FR" fo:font-weight="bold" style:font-weight-asian="bold"/>
    </style:style>
    <style:style style:name="P8" style:family="paragraph" style:parent-style-name="Standard">
      <style:text-properties fo:font-variant="small-caps" style:font-name="Calibri" fo:font-size="11pt" fo:language="none" fo:country="none" fo:font-style="italic" fo:font-weight="bold" style:font-name-asian="Times New Roman" style:font-size-asian="11pt" style:language-asian="none" style:country-asian="none" style:font-style-asian="italic" style:font-weight-asian="bold" style:font-name-complex="Times New Roman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1" officeooo:paragraph-rsid="00196e4e" style:font-name-complex="Arial3"/>
    </style:style>
    <style:style style:name="P10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/>
    </style:style>
    <style:style style:name="P11" style:family="paragraph" style:parent-style-name="Standard">
      <style:paragraph-properties fo:margin-top="0cm" fo:margin-bottom="0.423cm" loext:contextual-spacing="false" fo:line-height="100%"/>
      <style:text-properties style:font-name="Times New Roman" fo:font-size="10.5pt" fo:language="none" fo:country="none" style:font-name-asian="Times New Roman" style:font-size-asian="10.5pt" style:language-asian="none" style:country-asian="none" style:font-name-complex="Times New Roman" style:font-size-complex="10.5pt"/>
    </style:style>
    <style:style style:name="P12" style:family="paragraph" style:parent-style-name="Standard">
      <style:paragraph-properties fo:margin-left="0cm" fo:margin-right="0cm" fo:margin-top="0cm" fo:margin-bottom="0.423cm" loext:contextual-spacing="false" fo:line-height="100%" fo:text-indent="1.249cm" style:auto-text-indent="false"/>
    </style:style>
    <style:style style:name="P13" style:family="paragraph" style:parent-style-name="Standard">
      <style:paragraph-properties fo:margin-left="0cm" fo:margin-right="0cm" fo:margin-top="0cm" fo:margin-bottom="0.423cm" loext:contextual-spacing="false" fo:line-height="100%" fo:text-indent="1.249cm" style:auto-text-indent="false"/>
      <style:text-properties fo:color="#003f61" fo:font-size="22pt" fo:font-weight="bold" style:font-name-asian="Times New Roman" style:font-size-asian="22pt" style:font-weight-asian="bold" style:font-size-complex="22pt"/>
    </style:style>
    <style:style style:name="P14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1.249cm" style:auto-text-indent="false"/>
      <style:text-properties fo:color="#003f61" fo:font-size="26pt" officeooo:rsid="000ebfed" officeooo:paragraph-rsid="000ebfed" style:font-name-asian="Times New Roman" style:font-size-asian="26pt" style:font-size-complex="26pt"/>
    </style:style>
    <style:style style:name="P15" style:family="paragraph" style:parent-style-name="Standard">
      <style:paragraph-properties fo:margin-top="0cm" fo:margin-bottom="0cm" loext:contextual-spacing="false" fo:line-height="150%" fo:text-align="end" style:justify-single-word="false" style:text-autospace="none" style:punctuation-wrap="simple" style:vertical-align="baseline"/>
      <style:text-properties fo:font-size="11pt" fo:font-weight="bold" style:font-name-asian="Times New Roman" style:font-size-asian="11pt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96e4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11988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96e4e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311988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officeooo:paragraph-rsid="00196e4e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2pt" officeooo:rsid="0049409d" officeooo:paragraph-rsid="0049409d" style:font-size-asian="12pt" style:font-name-complex="Arial3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officeooo:rsid="007fcdeb" officeooo:paragraph-rsid="007fcdeb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officeooo:rsid="009785b0" officeooo:paragraph-rsid="009785b0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officeooo:rsid="009afc0b" officeooo:paragraph-rsid="009afc0b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officeooo:rsid="009afc0b" officeooo:paragraph-rsid="007fcdeb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color="#002060" fo:font-size="12pt" fo:language="fr" fo:country="FR" style:text-underline-style="solid" style:text-underline-width="auto" style:text-underline-color="font-color" style:font-size-asian="12pt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fo:color="#002060" fo:font-size="12pt" fo:language="fr" fo:country="FR" style:text-underline-style="none" officeooo:rsid="002b46ec" officeooo:paragraph-rsid="002b46ec" style:font-size-asian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49f53b" officeooo:paragraph-rsid="0049f53b" fo:background-color="transparen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4ade81" officeooo:paragraph-rsid="004ade81" fo:background-color="transparen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4ade81" officeooo:paragraph-rsid="0049f53b" fo:background-color="transparen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54f6b0" officeooo:paragraph-rsid="0054f6b0" fo:background-color="transparen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6ef035" officeooo:paragraph-rsid="006ef035" fo:background-color="transparen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9191fe" officeooo:paragraph-rsid="009191fe" fo:background-color="transparen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94befd" officeooo:paragraph-rsid="0094befd" fo:background-color="transparen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94fd9a" officeooo:paragraph-rsid="0094fd9a" fo:background-color="transparen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967373" officeooo:paragraph-rsid="00967373" fo:background-color="transparen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9d2c17" officeooo:paragraph-rsid="009d2c17" fo:background-color="transparen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9dffe1" officeooo:paragraph-rsid="009dffe1" fo:background-color="transparen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a0d86e" officeooo:paragraph-rsid="00a0d86e" fo:background-color="transparen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a1006e" officeooo:paragraph-rsid="00a1006e" fo:background-color="transparen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368ce7" officeooo:paragraph-rsid="00368ce7" style:font-size-asian="12pt" style:font-name-complex="Arial3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368ce7" officeooo:paragraph-rsid="00476a23" style:font-size-asian="12pt" style:font-name-complex="Arial3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311988" style:font-size-asian="12pt" style:font-name-complex="Arial3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492130" officeooo:paragraph-rsid="00492130" style:font-size-asian="12pt" style:font-name-complex="Arial3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49409d" officeooo:paragraph-rsid="0049409d" style:font-size-asian="12pt" style:font-name-complex="Arial3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4a95be" officeooo:paragraph-rsid="004a95be" style:font-size-asian="12pt" style:font-name-complex="Arial3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3f16b7" officeooo:paragraph-rsid="003f16b7" style:font-size-asian="12pt" style:font-name-complex="Arial3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65965a" officeooo:paragraph-rsid="0065965a" style:font-size-asian="12pt" style:font-name-complex="Arial3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65d3b7" officeooo:paragraph-rsid="0065d3b7" style:font-size-asian="12pt" style:font-name-complex="Arial3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5c7f46" officeooo:paragraph-rsid="005c7f46" style:font-size-asian="12pt" style:font-name-complex="Arial3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7a5bb5" officeooo:paragraph-rsid="007a5bb5" style:font-size-asian="12pt" style:font-name-complex="Arial3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476a23" officeooo:paragraph-rsid="00476a23" style:font-size-asian="12pt" style:font-name-complex="Arial3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9785b0" officeooo:paragraph-rsid="009785b0" style:font-size-asian="12pt" style:font-name-complex="Arial3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fo:break-before="page"/>
      <style:text-properties fo:language="none" fo:country="none" style:language-asian="none" style:country-asian="none"/>
    </style:style>
    <style:style style:name="P55" style:family="paragraph" style:parent-style-name="Standard">
      <style:paragraph-properties fo:margin-top="0cm" fo:margin-bottom="0cm" loext:contextual-spacing="false" fo:line-height="100%" fo:break-before="page"/>
      <style:text-properties fo:language="fr" fo:country="FR"/>
    </style:style>
    <style:style style:name="P56" style:family="paragraph" style:parent-style-name="Standard">
      <style:paragraph-properties fo:margin-top="0cm" fo:margin-bottom="0cm" loext:contextual-spacing="false" fo:line-height="100%" fo:break-before="page"/>
    </style:style>
    <style:style style:name="P57" style:family="paragraph" style:parent-style-name="Sans_20_interligne">
      <style:paragraph-properties fo:margin-top="0cm" fo:margin-bottom="0cm" loext:contextual-spacing="false"/>
    </style:style>
    <style:style style:name="P5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2060" fo:font-size="12pt" fo:language="fr" fo:country="FR" style:text-underline-style="none" officeooo:rsid="0012d899" officeooo:paragraph-rsid="002b46ec" style:font-size-asian="12pt"/>
    </style:style>
    <style:style style:name="P5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2060" fo:font-size="12pt" fo:language="fr" fo:country="FR" style:text-underline-style="none" officeooo:rsid="002b46ec" officeooo:paragraph-rsid="002b46ec" style:font-size-asian="12pt"/>
    </style:style>
    <style:style style:name="P60" style:family="paragraph" style:parent-style-name="Paragraphe_20_de_20_liste">
      <style:text-properties fo:language="fr" fo:country="FR"/>
    </style:style>
    <style:style style:name="P61" style:family="paragraph" style:parent-style-name="Paragraphe_20_de_20_liste">
      <style:text-properties fo:language="fr" fo:country="FR" officeooo:paragraph-rsid="00913f09"/>
    </style:style>
    <style:style style:name="P62" style:family="paragraph" style:parent-style-name="Paragraphe_20_de_20_liste">
      <style:text-properties fo:language="none" fo:country="none" style:language-asian="none" style:country-asian="none"/>
    </style:style>
    <style:style style:name="P63" style:family="paragraph" style:parent-style-name="Paragraphe_20_de_20_liste">
      <style:text-properties officeooo:paragraph-rsid="00913f09"/>
    </style:style>
    <style:style style:name="P64" style:family="paragraph" style:parent-style-name="Paragraphe_20_de_20_liste">
      <style:paragraph-properties fo:break-before="page"/>
    </style:style>
    <style:style style:name="P65" style:family="paragraph" style:parent-style-name="paragraphe">
      <style:text-properties officeooo:paragraph-rsid="000f99ca"/>
    </style:style>
    <style:style style:name="P66" style:family="paragraph" style:parent-style-name="paragraphe">
      <style:text-properties officeooo:paragraph-rsid="00116f17"/>
    </style:style>
    <style:style style:name="P67" style:family="paragraph" style:parent-style-name="paragraphe">
      <style:text-properties officeooo:paragraph-rsid="0015a3bc"/>
    </style:style>
    <style:style style:name="P68" style:family="paragraph" style:parent-style-name="paragraphe">
      <style:text-properties officeooo:paragraph-rsid="00161c6f"/>
    </style:style>
    <style:style style:name="P69" style:family="paragraph" style:parent-style-name="paragraphe">
      <style:text-properties officeooo:rsid="003925ed" officeooo:paragraph-rsid="003925ed"/>
    </style:style>
    <style:style style:name="P70" style:family="paragraph" style:parent-style-name="paragraphe">
      <style:text-properties style:text-underline-style="solid" style:text-underline-width="auto" style:text-underline-color="font-color" officeooo:rsid="003925ed" officeooo:paragraph-rsid="003925ed"/>
    </style:style>
    <style:style style:name="P71" style:family="paragraph" style:parent-style-name="paragraphe">
      <style:text-properties officeooo:rsid="0060f0f2" officeooo:paragraph-rsid="0060f0f2"/>
    </style:style>
    <style:style style:name="P72" style:family="paragraph" style:parent-style-name="paragraphe">
      <style:text-properties officeooo:rsid="0063efe9" officeooo:paragraph-rsid="0063efe9"/>
    </style:style>
    <style:style style:name="P73" style:family="paragraph" style:parent-style-name="Table_20_Contents">
      <style:text-properties officeooo:rsid="003925ed" officeooo:paragraph-rsid="003925ed"/>
    </style:style>
    <style:style style:name="P74" style:family="paragraph" style:parent-style-name="Contents_20_1">
      <style:paragraph-properties>
        <style:tab-stops>
          <style:tab-stop style:position="0.706cm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087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6.087cm" style:type="right" style:leader-style="dotted" style:leader-text="."/>
        </style:tab-stops>
      </style:paragraph-properties>
    </style:style>
    <style:style style:name="P77" style:family="paragraph" style:parent-style-name="List_20_Paragraph" style:list-style-name="WWNum2">
      <style:paragraph-properties fo:margin-left="0.561cm" fo:margin-right="0cm" fo:margin-top="0.106cm" fo:margin-bottom="0.106cm" loext:contextual-spacing="false" fo:line-height="100%" fo:text-indent="-0.501cm" style:auto-text-indent="false"/>
      <style:text-properties officeooo:paragraph-rsid="00196e4e"/>
    </style:style>
    <style:style style:name="P78" style:family="paragraph" style:parent-style-name="List_20_Paragraph" style:list-style-name="WWNum2">
      <style:paragraph-properties fo:margin-left="0.561cm" fo:margin-right="0cm" fo:margin-top="0cm" fo:margin-bottom="0.106cm" loext:contextual-spacing="false" fo:line-height="100%" fo:text-indent="-0.501cm" style:auto-text-indent="false"/>
      <style:text-properties fo:color="#000000" officeooo:paragraph-rsid="00196e4e"/>
    </style:style>
    <style:style style:name="P79" style:family="paragraph" style:parent-style-name="List_20_Paragraph" style:list-style-name="WWNum2">
      <style:paragraph-properties fo:margin-left="0.561cm" fo:margin-right="0cm" fo:margin-top="0cm" fo:margin-bottom="0.106cm" loext:contextual-spacing="false" fo:line-height="100%" fo:text-indent="-0.501cm" style:auto-text-indent="false"/>
      <style:text-properties officeooo:paragraph-rsid="00196e4e"/>
    </style:style>
    <style:style style:name="P80" style:family="paragraph" style:parent-style-name="List_20_Paragraph" style:list-style-name="WWNum2">
      <style:paragraph-properties fo:margin-left="0.561cm" fo:margin-right="0cm" fo:margin-top="0cm" fo:margin-bottom="0cm" loext:contextual-spacing="false" fo:line-height="100%" fo:text-indent="-0.501cm" style:auto-text-indent="false"/>
      <style:text-properties officeooo:paragraph-rsid="00196e4e"/>
    </style:style>
    <style:style style:name="P81" style:family="paragraph" style:parent-style-name="List_20_Paragraph" style:list-style-name="WWNum2">
      <style:paragraph-properties fo:margin-left="0.561cm" fo:margin-right="0cm" fo:margin-top="0cm" fo:margin-bottom="0cm" loext:contextual-spacing="false" fo:line-height="100%" fo:text-indent="-0.501cm" style:auto-text-indent="false"/>
      <style:text-properties officeooo:paragraph-rsid="00196e4e" style:font-name-asian="Times New Roman1" style:language-asian="fr" style:country-asian="FR" style:font-name-complex="Times New Roman1"/>
    </style:style>
    <style:style style:name="P82" style:family="paragraph" style:parent-style-name="Heading_20_2">
      <style:text-properties officeooo:rsid="000f0435" officeooo:paragraph-rsid="000f0435"/>
    </style:style>
    <style:style style:name="P83" style:family="paragraph" style:parent-style-name="Heading_20_2">
      <style:text-properties officeooo:rsid="000f99ca" officeooo:paragraph-rsid="000f99ca"/>
    </style:style>
    <style:style style:name="P84" style:family="paragraph" style:parent-style-name="Heading_20_2">
      <style:text-properties officeooo:rsid="00116f17" officeooo:paragraph-rsid="00116f17"/>
    </style:style>
    <style:style style:name="P85" style:family="paragraph" style:parent-style-name="Heading_20_2">
      <style:text-properties officeooo:rsid="00116f17" officeooo:paragraph-rsid="00311988"/>
    </style:style>
    <style:style style:name="P86" style:family="paragraph" style:parent-style-name="Standard" style:master-page-name="Standard">
      <style:paragraph-properties fo:margin-top="0cm" fo:margin-bottom="0.423cm" loext:contextual-spacing="false" fo:line-height="100%" style:page-number="auto"/>
      <style:text-properties style:font-name="Times New Roman" fo:font-size="10.5pt" fo:language="none" fo:country="none" style:font-name-asian="Times New Roman" style:font-size-asian="10.5pt" style:language-asian="none" style:country-asian="none" style:font-name-complex="Times New Roman" style:font-size-complex="10.5pt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fo:color="#000000" officeooo:rsid="009afc0b" officeooo:paragraph-rsid="009afc0b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fo:color="#000000" officeooo:rsid="00a4c829" officeooo:paragraph-rsid="00a4c829"/>
    </style:style>
    <style:style style:name="P8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4a95be" officeooo:paragraph-rsid="004a95be" style:font-size-asian="12pt" style:font-name-complex="Arial3" style:font-size-complex="12pt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rsid="00a36dd1" officeooo:paragraph-rsid="00a36dd1" fo:background-color="transparent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fo:color="#0066b3" officeooo:rsid="009afc0b" officeooo:paragraph-rsid="009afc0b"/>
    </style:style>
    <style:style style:name="P9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66b3" fo:font-size="12pt" officeooo:rsid="004a95be" officeooo:paragraph-rsid="004a95be" style:font-size-asian="12pt" style:font-name-complex="Arial3" style:font-size-complex="12pt"/>
    </style:style>
    <style:style style:name="P93" style:family="paragraph" style:parent-style-name="Heading_20_1">
      <style:text-properties officeooo:rsid="00186674" officeooo:paragraph-rsid="00186674"/>
    </style:style>
    <style:style style:name="P94" style:family="paragraph" style:parent-style-name="Heading_20_1">
      <style:text-properties officeooo:rsid="000f0435" officeooo:paragraph-rsid="000f0435"/>
    </style:style>
    <style:style style:name="P95" style:family="paragraph" style:parent-style-name="Heading_20_1">
      <style:text-properties officeooo:rsid="00116f17" officeooo:paragraph-rsid="00116f17"/>
    </style:style>
    <style:style style:name="P96" style:family="paragraph" style:parent-style-name="Heading_20_1" style:master-page-name="Conversion_20_1">
      <style:paragraph-properties style:page-number="auto"/>
    </style:style>
    <style:style style:name="P97" style:family="paragraph" style:parent-style-name="Heading_20_3">
      <style:text-properties officeooo:paragraph-rsid="00151e50"/>
    </style:style>
    <style:style style:name="P98" style:family="paragraph" style:parent-style-name="Heading_20_3">
      <style:text-properties officeooo:rsid="0015a3bc" officeooo:paragraph-rsid="001ce895"/>
    </style:style>
    <style:style style:name="P99" style:family="paragraph" style:parent-style-name="Heading_20_3">
      <style:text-properties officeooo:rsid="0015a3bc" officeooo:paragraph-rsid="001b89d1"/>
    </style:style>
    <style:style style:name="P100" style:family="paragraph" style:parent-style-name="Heading_20_3">
      <style:text-properties officeooo:rsid="0015a3bc" officeooo:paragraph-rsid="0015a3bc"/>
    </style:style>
    <style:style style:name="P101" style:family="paragraph" style:parent-style-name="Heading_20_3">
      <style:text-properties officeooo:rsid="0015a3bc" officeooo:paragraph-rsid="003b6ddb"/>
    </style:style>
    <style:style style:name="P102" style:family="paragraph" style:parent-style-name="Heading_20_3">
      <style:text-properties officeooo:rsid="0015a3bc" officeooo:paragraph-rsid="00161c6f"/>
    </style:style>
    <style:style style:name="P103" style:family="paragraph" style:parent-style-name="Heading_20_3">
      <style:text-properties officeooo:rsid="0015a3bc" officeooo:paragraph-rsid="0016218f"/>
    </style:style>
    <style:style style:name="P104" style:family="paragraph" style:parent-style-name="Heading_20_3">
      <style:text-properties officeooo:rsid="0015a3bc" officeooo:paragraph-rsid="00213f4b"/>
    </style:style>
    <style:style style:name="P105" style:family="paragraph" style:parent-style-name="Heading_20_3">
      <style:text-properties officeooo:rsid="001b89d1" officeooo:paragraph-rsid="001b89d1"/>
    </style:style>
    <style:style style:name="P10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b887f"/>
    </style:style>
    <style:style style:name="T2" style:family="text">
      <style:text-properties fo:color="#003f61" fo:font-size="22pt" fo:font-weight="bold" style:font-name-asian="Times New Roman" style:font-size-asian="22pt" style:font-weight-asian="bold" style:font-size-complex="22pt"/>
    </style:style>
    <style:style style:name="T3" style:family="text">
      <style:text-properties fo:font-variant="small-caps" fo:color="#003f61" fo:font-size="22pt" fo:font-weight="bold" style:font-name-asian="Times New Roman" style:font-size-asian="22pt" style:font-weight-asian="bold" style:font-size-complex="22pt"/>
    </style:style>
    <style:style style:name="T4" style:family="text">
      <style:text-properties fo:font-size="9.5pt" style:font-size-asian="9.5pt" style:font-size-complex="9.5pt"/>
    </style:style>
    <style:style style:name="T5" style:family="text">
      <style:text-properties fo:font-size="9.5pt" style:font-name-asian="Arial" style:font-size-asian="9.5pt" style:font-size-complex="9.5pt"/>
    </style:style>
    <style:style style:name="T6" style:family="text">
      <style:text-properties fo:font-size="9.5pt" fo:font-weight="bold" officeooo:rsid="008f591e" style:font-name-asian="Arial" style:font-size-asian="9.5pt" style:font-weight-asian="bold" style:font-size-complex="9.5pt"/>
    </style:style>
    <style:style style:name="T7" style:family="text">
      <style:text-properties fo:font-size="9.5pt" fo:font-weight="bold" officeooo:rsid="00913f09" style:font-name-asian="Arial" style:font-size-asian="9.5pt" style:font-weight-asian="bold" style:font-size-complex="9.5pt"/>
    </style:style>
    <style:style style:name="T8" style:family="text">
      <style:text-properties officeooo:rsid="000f0435"/>
    </style:style>
    <style:style style:name="T9" style:family="text">
      <style:text-properties officeooo:rsid="00115d77"/>
    </style:style>
    <style:style style:name="T10" style:family="text">
      <style:text-properties officeooo:rsid="0011d733"/>
    </style:style>
    <style:style style:name="T11" style:family="text">
      <style:text-properties officeooo:rsid="00133399"/>
    </style:style>
    <style:style style:name="T12" style:family="text">
      <style:text-properties fo:color="#000000"/>
    </style:style>
    <style:style style:name="T13" style:family="text">
      <style:text-properties fo:color="#000000" fo:font-style="italic" fo:font-weight="bold" style:font-style-asian="italic" style:font-weight-asian="bold"/>
    </style:style>
    <style:style style:name="T14" style:family="text">
      <style:text-properties fo:color="#000000" officeooo:rsid="00196e4e"/>
    </style:style>
    <style:style style:name="T15" style:family="text">
      <style:text-properties officeooo:rsid="001b89d1"/>
    </style:style>
    <style:style style:name="T16" style:family="text">
      <style:text-properties officeooo:rsid="001ce895"/>
    </style:style>
    <style:style style:name="T17" style:family="text">
      <style:text-properties officeooo:rsid="001e65ee"/>
    </style:style>
    <style:style style:name="T18" style:family="text">
      <style:text-properties fo:font-size="12pt" style:font-size-asian="12pt" style:font-name-complex="Arial3" style:font-size-complex="12pt"/>
    </style:style>
    <style:style style:name="T19" style:family="text">
      <style:text-properties fo:font-size="12pt" officeooo:rsid="00492130" style:font-size-asian="12pt" style:font-name-complex="Arial3" style:font-size-complex="12pt"/>
    </style:style>
    <style:style style:name="T20" style:family="text">
      <style:text-properties fo:font-size="12pt" officeooo:rsid="007c3007" style:font-size-asian="12pt" style:font-name-complex="Arial3" style:font-size-complex="12pt"/>
    </style:style>
    <style:style style:name="T21" style:family="text">
      <style:text-properties fo:font-size="12pt" officeooo:rsid="0089d47c" style:font-size-asian="12pt" style:font-name-complex="Arial3" style:font-size-complex="12pt"/>
    </style:style>
    <style:style style:name="T22" style:family="text">
      <style:text-properties fo:font-size="12pt" officeooo:rsid="008bb316" style:font-size-asian="12pt" style:font-name-complex="Arial3" style:font-size-complex="12pt"/>
    </style:style>
    <style:style style:name="T23" style:family="text">
      <style:text-properties officeooo:rsid="00326418"/>
    </style:style>
    <style:style style:name="T24" style:family="text">
      <style:text-properties officeooo:rsid="0033eebe"/>
    </style:style>
    <style:style style:name="T25" style:family="text">
      <style:text-properties officeooo:rsid="00368ce7"/>
    </style:style>
    <style:style style:name="T26" style:family="text">
      <style:text-properties officeooo:rsid="003a3f17"/>
    </style:style>
    <style:style style:name="T27" style:family="text">
      <style:text-properties officeooo:rsid="003b6ddb"/>
    </style:style>
    <style:style style:name="T28" style:family="text">
      <style:text-properties officeooo:rsid="00476a23"/>
    </style:style>
    <style:style style:name="T29" style:family="text">
      <style:text-properties officeooo:rsid="00492130"/>
    </style:style>
    <style:style style:name="T30" style:family="text">
      <style:text-properties officeooo:rsid="00499b31"/>
    </style:style>
    <style:style style:name="T31" style:family="text">
      <style:text-properties officeooo:rsid="004f6ad9"/>
    </style:style>
    <style:style style:name="T32" style:family="text">
      <style:text-properties officeooo:rsid="0065965a"/>
    </style:style>
    <style:style style:name="T33" style:family="text">
      <style:text-properties officeooo:rsid="00667f77"/>
    </style:style>
    <style:style style:name="T34" style:family="text">
      <style:text-properties officeooo:rsid="00677595"/>
    </style:style>
    <style:style style:name="T35" style:family="text">
      <style:text-properties officeooo:rsid="006c0cf5"/>
    </style:style>
    <style:style style:name="T36" style:family="text">
      <style:text-properties officeooo:rsid="006df000"/>
    </style:style>
    <style:style style:name="T37" style:family="text">
      <style:text-properties officeooo:rsid="0070129f"/>
    </style:style>
    <style:style style:name="T38" style:family="text">
      <style:text-properties officeooo:rsid="0073e936"/>
    </style:style>
    <style:style style:name="T39" style:family="text">
      <style:text-properties officeooo:rsid="00743011"/>
    </style:style>
    <style:style style:name="T40" style:family="text">
      <style:text-properties officeooo:rsid="0074c385"/>
    </style:style>
    <style:style style:name="T41" style:family="text">
      <style:text-properties officeooo:rsid="0075b4f2"/>
    </style:style>
    <style:style style:name="T42" style:family="text">
      <style:text-properties officeooo:rsid="0078b083"/>
    </style:style>
    <style:style style:name="T43" style:family="text">
      <style:text-properties officeooo:rsid="008115bf"/>
    </style:style>
    <style:style style:name="T44" style:family="text">
      <style:text-properties officeooo:rsid="00866953"/>
    </style:style>
    <style:style style:name="T45" style:family="text">
      <style:text-properties officeooo:rsid="008743df"/>
    </style:style>
    <style:style style:name="T46" style:family="text">
      <style:text-properties officeooo:rsid="008e201d"/>
    </style:style>
    <style:style style:name="T47" style:family="text">
      <style:text-properties officeooo:rsid="00a36dd1"/>
    </style:style>
    <style:style style:name="T48" style:family="text">
      <style:text-properties officeooo:rsid="00a4c829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18cm" fo:border="none" style:shadow="none" draw:shadow-opacity="100%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left" style:horizontal-rel="paragraph" fo:padding="0.018cm" fo:border="none" style:shadow="none" draw:shadow-opacity="100%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shadow="none" draw:shadow-opacity="100%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1cm" svg:stroke-color="#faa401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1" draw:name="Cadre1" text:anchor-type="char" svg:x="13.085cm" svg:y="0.011cm" svg:width="4.251cm" svg:height="0.864cm" draw:z-index="11"><draw:text-box><text:p text:style-name="P7">A<text:span text:style-name="T9">L 31</text:span> | Groupe 3</text:p></draw:text-box></draw:frame></text:p>
      <text:p text:style-name="P11"/>
      <text:p text:style-name="P12"><draw:line text:anchor-type="char" draw:z-index="8" draw:name="Connecteur droit 7" draw:style-name="gr1" draw:text-style-name="P106" svg:x1="0.492cm" svg:y1="0.476cm" svg:x2="-0.33cm" svg:y2="0.476cm"><text:p/></draw:line><draw:line text:anchor-type="char" draw:z-index="9" draw:name="Connecteur droit 8" draw:style-name="gr1" draw:text-style-name="P106" svg:x1="-0.33cm" svg:y1="0.476cm" svg:x2="-0.33cm" svg:y2="19.418cm"><text:p/></draw:line><text:span text:style-name="T2">Cahier des charges</text:span><text:span text:style-name="T3"> </text:span></text:p>
      <text:p text:style-name="P13"/>
      <text:p text:style-name="P14"/>
      <text:p text:style-name="P14"/>
      <text:p text:style-name="P14"/>
      <text:p text:style-name="P14"/>
      <text:p text:style-name="P14"><text:s text:c="2"/>Projet <text:span text:style-name="T8">Jeu </text:span></text:p>
      <text:p text:style-name="Paragraphe_20_de_20_liste"/>
      <text:p text:style-name="P62"/>
      <text:p text:style-name="P62"/>
      <text:p text:style-name="P62"/>
      <text:p text:style-name="P62"><draw:frame draw:style-name="fr2" draw:name="Cadre2" text:anchor-type="char" svg:y="3.627cm" svg:width="18.916cm" svg:height="3.323cm" draw:z-index="10"><draw:text-box><text:p text:style-name="P26">Représentants :</text:p><text:p text:style-name="P58">Christopher GOUVEIA </text:p><text:p text:style-name="P59">Kévin JeNeSaisPas</text:p><text:p text:style-name="P27">Alexis MASSON</text:p><text:p text:style-name="P27">Brahima TRAORE</text:p><text:p text:style-name="P27">Guillaume NADRAULT</text:p><text:p text:style-name="P10"/><text:p text:style-name="P10"/></draw:text-box></draw:frame></text:p>
      <text:p text:style-name="P54"/>
      <text:p text:style-name="Sans_20_interligne">Glossaire</text:p>
      <text:p text:style-name="Paragraphe_20_de_20_liste">Voici une liste exhaustive de termes fréquemment utilisé dans ce cahier des charges :</text:p>
      <text:p text:style-name="Paragraphe_20_de_20_liste"/>
      <text:p text:style-name="Paragraphe_20_de_20_liste"><text:span text:style-name="T4">►</text:span><text:span text:style-name="T5"> </text:span><text:span text:style-name="T6">Commande</text:span></text:p>
      <text:p text:style-name="P60">Un individu pratiquant une activité sportive de manière régulière ou occasionnelle. Il peut s’agir d’un sportif débutant ou confirm</text:p>
      <text:p text:style-name="P63"><text:span text:style-name="T4">►</text:span><text:span text:style-name="T5"> </text:span><text:span text:style-name="T7">Panier</text:span></text:p>
      <text:p text:style-name="P61">Un individu pratiquant une activité sportive de manière régulière ou occasionnelle. Il peut s’agir d’un sportif débutant ou confirm</text:p>
      <text:p text:style-name="P63"><text:span text:style-name="T4">►</text:span><text:span text:style-name="T5"> </text:span><text:span text:style-name="T7">Utilisateur</text:span></text:p>
      <text:p text:style-name="P61">Un individu pratiquant une activité sportive de manière régulière ou occasionnelle. Il peut s’agir d’un sportif débutant ou confirm</text:p>
      <text:p text:style-name="P63"><text:span text:style-name="T4">►</text:span><text:span text:style-name="T5"> </text:span><text:span text:style-name="T7">Joueur</text:span></text:p>
      <text:p text:style-name="P61">Un individu pratiquant une activité sportive de manière régulière ou occasionnelle. Il peut s’agir d’un sportif débutant ou confirm</text:p>
      <text:p text:style-name="P63"><text:span text:style-name="T4">►</text:span><text:span text:style-name="T5"> </text:span><text:span text:style-name="T7">Administrateur</text:span></text:p>
      <text:p text:style-name="P61">Un individu pratiquant une activité sportive de manière régulière ou occasionnelle. Il peut s’agir d’un sportif débutant ou confirm</text:p>
      <text:p text:style-name="P60"/>
      <text:p text:style-name="P60"/>
      <text:p text:style-name="P55"/>
      <text:p text:style-name="Sans_20_interligne">Liste des abréviations</text:p>
      <text:p text:style-name="Paragraphe_20_de_20_liste">CPT <text:tab/><text:tab/><text:tab/><text:tab/>Catégorie Socioprofessionnelle</text:p>
      <text:p text:style-name="Paragraphe_20_de_20_liste">FFT<text:tab/><text:tab/><text:tab/><text:tab/>Fédération Française de Tennis</text:p>
      <text:p text:style-name="Paragraphe_20_de_20_liste">FFJDA<text:tab/><text:tab/><text:tab/><text:tab/>Fédération Française de Judo, jujitsu, kendo et Disciplines Associées</text:p>
      <text:p text:style-name="P64"/>
      <text:p text:style-name="P57">Table des matières</text:p>
      <text:p text:style-name="P15">Pages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0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4"><text:a xlink:type="simple" xlink:href="#__RefHeading___Toc497682107" text:style-name="Index_20_Link" text:visited-style-name="Index_20_Link">1. <text:s/>Présentation<text:tab/>6</text:a></text:p>
          <text:p text:style-name="P75"><text:a xlink:type="simple" xlink:href="#__RefHeading___Toc497682108" text:style-name="Index_20_Link" text:visited-style-name="Index_20_Link">1.1 <text:s/>Présentation de la start-up<text:tab/>6</text:a></text:p>
          <text:p text:style-name="P75"><text:a xlink:type="simple" xlink:href="#__RefHeading___Toc497682109" text:style-name="Index_20_Link" text:visited-style-name="Index_20_Link">1.2 <text:s/>Contexte du projet<text:tab/>6</text:a></text:p>
          <text:p text:style-name="P74"><text:a xlink:type="simple" xlink:href="#__RefHeading___Toc497682110" text:style-name="Index_20_Link" text:visited-style-name="Index_20_Link">2. <text:s/>Présentation générale du projet<text:tab/>7</text:a></text:p>
          <text:p text:style-name="P75"><text:a xlink:type="simple" xlink:href="#__RefHeading___Toc497682111" text:style-name="Index_20_Link" text:visited-style-name="Index_20_Link">2.1 <text:s/>Cibles du projet<text:tab/>7</text:a></text:p>
          <text:p text:style-name="P75"><text:a xlink:type="simple" xlink:href="#__RefHeading___Toc949_393862628" text:style-name="Index_20_Link" text:visited-style-name="Index_20_Link">2.2 <text:s/>Périmètre et localisation du projet<text:tab/>7</text:a></text:p>
          <text:p text:style-name="P75"><text:a xlink:type="simple" xlink:href="#__RefHeading___Toc497682112" text:style-name="Index_20_Link" text:visited-style-name="Index_20_Link">2.3 <text:s/>La solution attendue<text:tab/>7</text:a></text:p>
          <text:p text:style-name="P76"><text:a xlink:type="simple" xlink:href="#__RefHeading___Toc497682113" text:style-name="Index_20_Link" text:visited-style-name="Index_20_Link">2.3.1 <text:s/>Analyse de l’existant<text:tab/>7</text:a></text:p>
          <text:p text:style-name="P76"><text:a xlink:type="simple" xlink:href="#__RefHeading___Toc497682114" text:style-name="Index_20_Link" text:visited-style-name="Index_20_Link">2.3.2 <text:s/>Objectifs fonctionnels<text:tab/>7</text:a></text:p>
          <text:p text:style-name="P74"><text:a xlink:type="simple" xlink:href="#__RefHeading___Toc4277_855849303" text:style-name="Index_20_Link" text:visited-style-name="Index_20_Link">3. <text:s/>Livrables et planification<text:tab/>7</text:a></text:p>
          <text:p text:style-name="P74"><text:a xlink:type="simple" xlink:href="#__RefHeading___Toc497682115" text:style-name="Index_20_Link" text:visited-style-name="Index_20_Link">4. <text:s/>Fonctionnalités générales de l’application<text:tab/>8</text:a></text:p>
          <text:p text:style-name="P75"><text:a xlink:type="simple" xlink:href="#__RefHeading___Toc497682116" text:style-name="Index_20_Link" text:visited-style-name="Index_20_Link">4.1 <text:s/>Gestion des utilisateurs<text:tab/>8</text:a></text:p>
          <text:p text:style-name="P75"><text:a xlink:type="simple" xlink:href="#__RefHeading___Toc951_393862628" text:style-name="Index_20_Link" text:visited-style-name="Index_20_Link">4.2 <text:s/>Gestion des jeux vidéos<text:tab/>8</text:a></text:p>
          <text:p text:style-name="P75"><text:a xlink:type="simple" xlink:href="#__RefHeading___Toc955_393862628" text:style-name="Index_20_Link" text:visited-style-name="Index_20_Link">4.3 <text:s/>Gestion du catalogue<text:tab/>8</text:a></text:p>
          <text:p text:style-name="P75"><text:a xlink:type="simple" xlink:href="#__RefHeading___Toc957_393862628" text:style-name="Index_20_Link" text:visited-style-name="Index_20_Link">4.4 <text:s/>Gestion du panier<text:tab/>8</text:a></text:p>
          <text:p text:style-name="P75"><text:a xlink:type="simple" xlink:href="#__RefHeading___Toc959_393862628" text:style-name="Index_20_Link" text:visited-style-name="Index_20_Link">4.5 <text:s/>Gestion des commandes<text:tab/>8</text:a></text:p>
          <text:p text:style-name="P74"><text:a xlink:type="simple" xlink:href="#__RefHeading___Toc4279_855849303" text:style-name="Index_20_Link" text:visited-style-name="Index_20_Link">5. <text:s/>Description des cas d’utilisation<text:tab/>9</text:a></text:p>
          <text:p text:style-name="P75"><text:a xlink:type="simple" xlink:href="#__RefHeading___Toc4281_855849303" text:style-name="Index_20_Link" text:visited-style-name="Index_20_Link">5.1 <text:s/>Liste des cas d’utilisation et livraison<text:tab/>9</text:a></text:p>
          <text:p text:style-name="P75"><text:a xlink:type="simple" xlink:href="#__RefHeading___Toc4283_855849303" text:style-name="Index_20_Link" text:visited-style-name="Index_20_Link">5.2 <text:s/>Spécifications Fonctionnelles Détaillées des cas d’utilisation<text:tab/>10</text:a></text:p>
          <text:p text:style-name="P76"><text:a xlink:type="simple" xlink:href="#__RefHeading___Toc4463_855849303" text:style-name="Index_20_Link" text:visited-style-name="Index_20_Link">5.2.1 <text:s/>UC_01 : S’inscrire<text:tab/>10</text:a></text:p>
          <text:p text:style-name="P76"><text:a xlink:type="simple" xlink:href="#__RefHeading___Toc4465_855849303" text:style-name="Index_20_Link" text:visited-style-name="Index_20_Link">5.2.2 <text:s/>UC_02 : S’authentifier<text:tab/>10</text:a></text:p>
          <text:p text:style-name="P76"><text:a xlink:type="simple" xlink:href="#__RefHeading___Toc4285_855849303" text:style-name="Index_20_Link" text:visited-style-name="Index_20_Link">5.2.3 <text:s/>UC_03 : Voir le catalogue d’articles<text:tab/>10</text:a></text:p>
          <text:p text:style-name="P76"><text:a xlink:type="simple" xlink:href="#__RefHeading___Toc4467_855849303" text:style-name="Index_20_Link" text:visited-style-name="Index_20_Link">5.2.4 <text:s/>UC_04 : Rechercher un article dans le catalogue<text:tab/>10</text:a></text:p>
          <text:p text:style-name="P76"><text:a xlink:type="simple" xlink:href="#__RefHeading___Toc4287_855849303" text:style-name="Index_20_Link" text:visited-style-name="Index_20_Link">5.2.5 <text:s/>UC_05 : Choisir un article parmi le catalogue et voir ses détails<text:tab/>10</text:a></text:p>
          <text:p text:style-name="P76"><text:a xlink:type="simple" xlink:href="#__RefHeading___Toc4289_855849303" text:style-name="Index_20_Link" text:visited-style-name="Index_20_Link">5.2.6 <text:s/>UC_06 : Ajouter des articles à son panier<text:tab/>10</text:a></text:p>
          <text:p text:style-name="P76"><text:a xlink:type="simple" xlink:href="#__RefHeading___Toc4291_855849303" text:style-name="Index_20_Link" text:visited-style-name="Index_20_Link">5.2.7 <text:s/>UC_07 : Consulter son panier<text:tab/>10</text:a></text:p>
          <text:p text:style-name="P76"><text:a xlink:type="simple" xlink:href="#__RefHeading___Toc4295_855849303" text:style-name="Index_20_Link" text:visited-style-name="Index_20_Link">5.2.8 <text:s/>UC_08 : Effectuer des commandes<text:tab/>10</text:a></text:p>
          <text:p text:style-name="P76"><text:a xlink:type="simple" xlink:href="#__RefHeading___Toc4297_855849303" text:style-name="Index_20_Link" text:visited-style-name="Index_20_Link">5.2.9 <text:s/>UC_09 : Visualiser le détail de ses commandes<text:tab/>10</text:a></text:p>
          <text:p text:style-name="P76"><text:a xlink:type="simple" xlink:href="#__RefHeading___Toc4299_855849303" text:style-name="Index_20_Link" text:visited-style-name="Index_20_Link">5.2.10 <text:s/>UC_10 : Visualiser son historique de commandes<text:tab/>10</text:a></text:p>
          <text:p text:style-name="P76"><text:a xlink:type="simple" xlink:href="#__RefHeading___Toc4301_855849303" text:style-name="Index_20_Link" text:visited-style-name="Index_20_Link">5.2.11 <text:s/>UC_11 : Visualiser son classement dans un jeu<text:tab/>10</text:a></text:p>
          <text:p text:style-name="P76"><text:a xlink:type="simple" xlink:href="#__RefHeading___Toc4305_855849303" text:style-name="Index_20_Link" text:visited-style-name="Index_20_Link">5.2.12 <text:s/>UC_12 : Choisir un jeu parmi la liste des jeux vidéos<text:tab/>10</text:a></text:p>
          <text:p text:style-name="P76"><text:a xlink:type="simple" xlink:href="#__RefHeading___Toc5161_380944753" text:style-name="Index_20_Link" text:visited-style-name="Index_20_Link">5.2.13 <text:s/>UC_13 : Lancer une partie de jeu hors ligne<text:tab/>10</text:a></text:p>
          <text:p text:style-name="P76"><text:a xlink:type="simple" xlink:href="#__RefHeading___Toc4307_855849303" text:style-name="Index_20_Link" text:visited-style-name="Index_20_Link">5.2.14 <text:s/>UC_13 : Lancer une partie de jeu en ligne<text:tab/>10</text:a></text:p>
          <text:p text:style-name="P76"><text:a xlink:type="simple" xlink:href="#__RefHeading___Toc4311_855849303" text:style-name="Index_20_Link" text:visited-style-name="Index_20_Link">5.2.15 <text:s/>UC_16 : Communiquer avec d’autres utilisateurs dans l’application<text:tab/>10</text:a></text:p>
          <text:p text:style-name="P76"><text:a xlink:type="simple" xlink:href="#__RefHeading___Toc4313_855849303" text:style-name="Index_20_Link" text:visited-style-name="Index_20_Link">5.2.16 <text:s/>UC_17 : Ajouter/Supprimer un article au catalogue<text:tab/>10</text:a></text:p>
          <text:p text:style-name="P76"><text:a xlink:type="simple" xlink:href="#__RefHeading___Toc4469_855849303" text:style-name="Index_20_Link" text:visited-style-name="Index_20_Link">5.2.17 <text:s/>UC_18 : Ajouter/Supprimer un jeu à la liste des jeux vidéos<text:tab/>10</text:a></text:p>
          <text:p text:style-name="P74"><text:a xlink:type="simple" xlink:href="#__RefHeading___Toc4317_855849303" text:style-name="Index_20_Link" text:visited-style-name="Index_20_Link">6. <text:s/>Dictionnaire de données<text:tab/>11</text:a></text:p>
          <text:p text:style-name="P74"><text:a xlink:type="simple" xlink:href="#__RefHeading___Toc4319_855849303" text:style-name="Index_20_Link" text:visited-style-name="Index_20_Link">7. <text:s/>Technologies attendues<text:tab/>11</text:a></text:p>
          <text:p text:style-name="P74"><text:a xlink:type="simple" xlink:href="#__RefHeading___Toc4321_855849303" text:style-name="Index_20_Link" text:visited-style-name="Index_20_Link">8. <text:s/>Futures évolutions techniques prévues<text:tab/>11</text:a></text:p>
          <text:p text:style-name="P74"><text:a xlink:type="simple" xlink:href="#__RefHeading___Toc4323_855849303" text:style-name="Index_20_Link" text:visited-style-name="Index_20_Link">9. <text:s/>Annexes<text:tab/>11</text:a></text:p>
          <text:p text:style-name="P75"><text:a xlink:type="simple" xlink:href="#__RefHeading___Toc4325_855849303" text:style-name="Index_20_Link" text:visited-style-name="Index_20_Link">9.1 <text:s/>Diagrammes des cas d’utilisations<text:tab/>12</text:a></text:p>
          <text:p text:style-name="P75"><text:a xlink:type="simple" xlink:href="#__RefHeading___Toc4327_855849303" text:style-name="Index_20_Link" text:visited-style-name="Index_20_Link">9.2 <text:s/>Diagramme d’entités<text:tab/>12</text:a></text:p>
          <text:p text:style-name="P75"><text:a xlink:type="simple" xlink:href="#__RefHeading___Toc4329_855849303" text:style-name="Index_20_Link" text:visited-style-name="Index_20_Link">9.3 <text:s/>Diagrammes de services<text:tab/>12</text:a></text:p>
          <text:p text:style-name="P75"><text:soft-page-break/><text:a xlink:type="simple" xlink:href="#__RefHeading___Toc4331_855849303" text:style-name="Index_20_Link" text:visited-style-name="Index_20_Link">9.4 <text:s/>Maquettes IHM<text:tab/>12</text:a></text:p>
        </text:index-body>
      </text:table-of-content>
      <text:p text:style-name="P8"/>
      <text:h text:style-name="P96" text:outline-level="1"><text:bookmark-start text:name="__RefHeading___Toc497682107"/><text:bookmark-start text:name="Principal"/>Présentation<text:bookmark-end text:name="__RefHeading___Toc497682107"/></text:h>
      <text:h text:style-name="Heading_20_2" text:outline-level="2"><text:bookmark-start text:name="__RefHeading___Toc497682108"/>Présentation de la start-up<text:bookmark-end text:name="__RefHeading___Toc497682108"/></text:h>
      <text:h text:style-name="Heading_20_2" text:outline-level="2"><text:bookmark-start text:name="__RefHeading___Toc497682109"/>Contexte du projet<text:bookmark-end text:name="__RefHeading___Toc497682109"/></text:h>
      <text:p text:style-name="P56"/>
      <text:h text:style-name="Heading_20_1" text:outline-level="1"><text:bookmark-start text:name="__RefHeading___Toc497682110"/>Présentation générale du projet<text:bookmark-end text:name="__RefHeading___Toc497682110"/></text:h>
      <text:h text:style-name="Heading_20_2" text:outline-level="2"><text:bookmark-start text:name="__RefHeading___Toc497682111"/>Cibles du projet<text:bookmark-end text:name="__RefHeading___Toc497682111"/></text:h>
      <text:h text:style-name="P82" text:outline-level="2"><text:bookmark-start text:name="__RefHeading___Toc949_393862628"/>Périmètre et localisation du projet<text:bookmark-end text:name="__RefHeading___Toc949_393862628"/></text:h>
      <text:h text:style-name="Heading_20_2" text:outline-level="2"><text:bookmark-start text:name="__RefHeading___Toc497682112"/>La solution attendue<text:bookmark-end text:name="__RefHeading___Toc497682112"/></text:h>
      <text:h text:style-name="Heading_20_3" text:outline-level="3"><text:bookmark-start text:name="__RefHeading___Toc497682113"/>Analyse de l’existant<text:bookmark-end text:name="__RefHeading___Toc497682113"/></text:h>
      <text:h text:style-name="P97" text:outline-level="3"><text:bookmark-start text:name="__RefHeading___Toc497682114"/>Objectifs fonctionnels<text:bookmark-end text:name="__RefHeading___Toc497682114"/><text:bookmark-end text:name="Principal"/></text:h>
      <text:h text:style-name="P93" text:outline-level="1"><text:bookmark-start text:name="__RefHeading___Toc4277_855849303"/>Livrables et planification<text:bookmark-end text:name="__RefHeading___Toc4277_855849303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8">Livrable</text:p>
          </table:table-cell>
          <table:table-cell table:style-name="Tableau3.A1" office:value-type="string">
            <text:p text:style-name="P18">Description</text:p>
          </table:table-cell>
          <table:table-cell table:style-name="Tableau3.A1" office:value-type="string">
            <text:p text:style-name="P18">Date de livraison</text:p>
          </table:table-cell>
        </table:table-row>
        <table:table-row table:style-name="Tableau3.1">
          <table:table-cell table:style-name="Tableau3.A2" office:value-type="string">
            <text:p text:style-name="P20">Livrable A.1</text:p>
          </table:table-cell>
          <table:table-cell table:style-name="Tableau3.B2" office:value-type="string">
            <text:list xml:id="list3208545619" text:style-name="WWNum2">
              <text:list-item>
                <text:p text:style-name="P77"><text:span text:style-name="T14">Ébauche</text:span><text:span text:style-name="T12"> du cahier des charges</text:span></text:p>
              </text:list-item>
              <text:list-item>
                <text:p text:style-name="P78">Recensement des Use Cases</text:p>
              </text:list-item>
              <text:list-item>
                <text:p text:style-name="P78">Diagramme des Use Cases</text:p>
              </text:list-item>
              <text:list-item>
                <text:p text:style-name="P79"><text:span text:style-name="T14">Ébauche</text:span><text:span text:style-name="T12"> du diagramme de classes : partie entité</text:span></text:p>
              </text:list-item>
            </text:list>
          </table:table-cell>
          <table:table-cell table:style-name="Tableau3.A2" office:value-type="string">
            <text:p text:style-name="P16"><text:span text:style-name="T14">19</text:span><text:span text:style-name="T12">/</text:span><text:span text:style-name="T14">03</text:span><text:span text:style-name="T12">/201</text:span><text:span text:style-name="T14">8</text:span></text:p>
          </table:table-cell>
        </table:table-row>
        <table:table-row table:style-name="Tableau3.1">
          <table:table-cell table:style-name="Tableau3.A2" office:value-type="string">
            <text:p text:style-name="P20">Livrable A.2a</text:p>
          </table:table-cell>
          <table:table-cell table:style-name="Tableau3.B3" office:value-type="string">
            <text:list xml:id="list103638139713409" text:continue-numbering="true" text:style-name="WWNum2">
              <text:list-item>
                <text:p text:style-name="P77"><text:span text:style-name="T12">Recensement des Use Cases </text:span><text:span text:style-name="T13">revu et corrigé</text:span></text:p>
              </text:list-item>
              <text:list-item>
                <text:p text:style-name="P79"><text:span text:style-name="T12">Diagramme des Use Cases </text:span><text:span text:style-name="T13">revu et corrigé</text:span></text:p>
              </text:list-item>
              <text:list-item>
                <text:p text:style-name="P78">Spécifications Fonctionnelles Détaillées des Use Cases prévus pour le livrable A</text:p>
              </text:list-item>
              <text:list-item>
                <text:p text:style-name="P78">Diagramme de classes : partie entité complété</text:p>
              </text:list-item>
              <text:list-item>
                <text:p text:style-name="P78">Diagramme de classes : partie services métier</text:p>
              </text:list-item>
            </text:list>
          </table:table-cell>
          <table:table-cell table:style-name="Tableau3.A2" office:value-type="string">
            <text:p text:style-name="P20">12/11/2014</text:p>
          </table:table-cell>
        </table:table-row>
        <table:table-row table:style-name="Tableau3.1">
          <table:table-cell table:style-name="Tableau3.A2" office:value-type="string">
            <text:p text:style-name="P20">Livrable A.2b</text:p>
          </table:table-cell>
          <table:table-cell table:style-name="Tableau3.B4" office:value-type="string">
            <text:list xml:id="list103637685973151" text:continue-numbering="true" text:style-name="WWNum2">
              <text:list-item>
                <text:p text:style-name="P77"><text:span text:style-name="T12">Spécifications Fonctionnelles Détaillées des Use Cases prévus pour le livrable A </text:span><text:span text:style-name="T13">revues et corrigées</text:span></text:p>
              </text:list-item>
              <text:list-item>
                <text:p text:style-name="P79"><text:span text:style-name="T12">Diagramme de classes</text:span><text:span text:style-name="T13"> revu et corrigé</text:span></text:p>
              </text:list-item>
              <text:list-item>
                <text:p text:style-name="P78">Diagramme d’architecture</text:p>
              </text:list-item>
            </text:list>
          </table:table-cell>
          <table:table-cell table:style-name="Tableau3.A2" office:value-type="string">
            <text:p text:style-name="P20">17/11/2014</text:p>
          </table:table-cell>
        </table:table-row>
        <table:table-row table:style-name="Tableau3.1">
          <table:table-cell table:style-name="Tableau3.A2" office:value-type="string">
            <text:p text:style-name="P20">Livrable A.3</text:p>
          </table:table-cell>
          <table:table-cell table:style-name="Tableau3.B5" office:value-type="string">
            <text:list xml:id="list103636790330685" text:continue-numbering="true" text:style-name="WWNum2">
              <text:list-item>
                <text:p text:style-name="P80"><text:span text:style-name="T12">Cahier des charges définitif incluant les diagrammes UML</text:span><text:span text:style-name="T13"> revus et corrigés</text:span></text:p>
              </text:list-item>
              <text:list-item>
                <text:p text:style-name="P81">Dossier de déploiement de l’application</text:p>
              </text:list-item>
              <text:list-item>
                <text:p text:style-name="P81">La base de données MySQL avec un jeu d'enregistrements pour effectuer des tests et des démos</text:p>
              </text:list-item>
              <text:list-item>
                <text:p text:style-name="P81">Un guide utilisateur</text:p>
              </text:list-item>
            </text:list>
          </table:table-cell>
          <table:table-cell table:style-name="Tableau3.A2" office:value-type="string">
            <text:p text:style-name="P20">26/11/2014</text:p>
          </table:table-cell>
        </table:table-row>
      </table:table>
      <text:p text:style-name="P9"/>
      <text:p text:style-name="P9">Le planning graphique est présenté en annexe I du présent document.</text:p>
      <text:p text:style-name="Standard"/>
      <text:h text:style-name="P94" text:outline-level="1"><text:bookmark-start text:name="__RefHeading___Toc497682115"/><text:soft-page-break/>Fonctionnalités générales de l’application<text:bookmark-end text:name="__RefHeading___Toc497682115"/></text:h>
      <text:h text:style-name="Heading_20_2" text:outline-level="2"><text:bookmark-start text:name="__RefHeading___Toc497682116"/>Gestion des <text:span text:style-name="T10">utilisateurs</text:span><text:bookmark-end text:name="__RefHeading___Toc497682116"/></text:h>
      <text:h text:style-name="P83" text:outline-level="2"><text:bookmark-start text:name="__RefHeading___Toc951_393862628"/>Gestion des jeux vidéos<text:bookmark-end text:name="__RefHeading___Toc951_393862628"/></text:h>
      <text:h text:style-name="P83" text:outline-level="2"><text:bookmark-start text:name="__RefHeading___Toc955_393862628"/><text:span text:style-name="T11">Gestion</text:span> du catalogue<text:bookmark-end text:name="__RefHeading___Toc955_393862628"/></text:h>
      <text:h text:style-name="P83" text:outline-level="2"><text:bookmark-start text:name="__RefHeading___Toc957_393862628"/>Gestion du panier<text:bookmark-end text:name="__RefHeading___Toc957_393862628"/></text:h>
      <text:h text:style-name="P83" text:outline-level="2"><text:bookmark-start text:name="__RefHeading___Toc959_393862628"/>Gestion des commandes<text:bookmark-end text:name="__RefHeading___Toc959_393862628"/></text:h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1"/>
      <text:p text:style-name="P65"/>
      <text:h text:style-name="P95" text:outline-level="1"><text:bookmark-start text:name="__RefHeading___Toc4279_855849303"/><text:soft-page-break/>Description des cas d’utilisation<text:bookmark-end text:name="__RefHeading___Toc4279_855849303"/></text:h>
      <text:h text:style-name="P84" text:outline-level="2"><text:bookmark-start text:name="__RefHeading___Toc4281_855849303"/>Liste des cas d’utilisation et livraison<text:bookmark-end text:name="__RefHeading___Toc4281_855849303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9">Réf.</text:p>
          </table:table-cell>
          <table:table-cell table:style-name="Tableau4.A1" office:value-type="string">
            <text:p text:style-name="P19">Cas d’utilisations</text:p>
          </table:table-cell>
          <table:table-cell table:style-name="Tableau4.A1" office:value-type="string">
            <text:p text:style-name="P19">Priorité</text:p>
          </table:table-cell>
          <table:table-cell table:style-name="Tableau4.A1" office:value-type="string">
            <text:p text:style-name="P19">Acteurs</text:p>
          </table:table-cell>
        </table:table-row>
        <table:table-row table:style-name="Tableau4.1">
          <table:table-cell table:style-name="Tableau4.A2" office:value-type="string">
            <text:p text:style-name="P22">1</text:p>
          </table:table-cell>
          <table:table-cell table:style-name="Tableau4.B2" office:value-type="string">
            <text:p text:style-name="P48">Créer un compte <text:span text:style-name="T39">utilisateur joueur</text:span></text:p>
          </table:table-cell>
          <table:table-cell table:style-name="Tableau4.C2" office:value-type="string">
            <text:p text:style-name="P28">1</text:p>
          </table:table-cell>
          <table:table-cell table:style-name="Tableau4.D31" table:number-rows-spanned="30" office:value-type="string">
            <text:p text:style-name="P17"/>
          </table:table-cell>
        </table:table-row>
        <table:table-row table:style-name="Tableau4.1">
          <table:table-cell table:style-name="Tableau4.A3" office:value-type="string">
            <text:p text:style-name="P23">2</text:p>
          </table:table-cell>
          <table:table-cell table:style-name="Tableau4.B3" office:value-type="string">
            <text:p text:style-name="P53">Modifier un compte utilisateur joueur</text:p>
          </table:table-cell>
          <table:table-cell table:style-name="Tableau4.C3" office:value-type="string">
            <text:p text:style-name="P37">2</text:p>
          </table:table-cell>
          <table:covered-table-cell/>
        </table:table-row>
        <table:table-row table:style-name="Tableau4.1">
          <table:table-cell table:style-name="Tableau4.A4" office:value-type="string">
            <text:p text:style-name="P24">3</text:p>
          </table:table-cell>
          <table:table-cell table:style-name="Tableau4.B4" office:value-type="string">
            <text:p text:style-name="P48">Supprimer un compte utilisateur <text:span text:style-name="T40">joueur</text:span></text:p>
          </table:table-cell>
          <table:table-cell table:style-name="Tableau4.C3" office:value-type="string">
            <text:p text:style-name="P37">2</text:p>
          </table:table-cell>
          <table:covered-table-cell/>
        </table:table-row>
        <table:table-row table:style-name="Tableau4.1">
          <table:table-cell table:style-name="Tableau4.A5" office:value-type="string">
            <text:p text:style-name="P25">4</text:p>
          </table:table-cell>
          <table:table-cell table:style-name="Tableau4.B5" office:value-type="string">
            <text:p text:style-name="P48">S’identifier</text:p>
          </table:table-cell>
          <table:table-cell table:style-name="Tableau4.C2" office:value-type="string">
            <text:p text:style-name="P28">1</text:p>
          </table:table-cell>
          <table:covered-table-cell/>
        </table:table-row>
        <table:table-row table:style-name="Tableau4.1">
          <table:table-cell table:style-name="Tableau4.A6" office:value-type="string">
            <text:p text:style-name="P24">5</text:p>
          </table:table-cell>
          <table:table-cell table:style-name="Tableau4.B6" office:value-type="string">
            <text:p text:style-name="P41"><text:span text:style-name="T32">Consulter</text:span> le catalogue d<text:span text:style-name="T29">e produits</text:span></text:p>
          </table:table-cell>
          <table:table-cell table:style-name="Tableau4.C2" office:value-type="string">
            <text:p text:style-name="P29">1</text:p>
          </table:table-cell>
          <table:covered-table-cell/>
        </table:table-row>
        <table:table-row table:style-name="Tableau4.1">
          <table:table-cell table:style-name="Tableau4.A7" office:value-type="string">
            <text:p text:style-name="P24">6</text:p>
          </table:table-cell>
          <table:table-cell table:style-name="Tableau4.B7" office:value-type="string">
            <text:p text:style-name="Standard"><text:span text:style-name="T18">Ajouter des </text:span><text:span text:style-name="T19">produits</text:span><text:span text:style-name="T18"> </text:span><text:span text:style-name="T22">à </text:span><text:span text:style-name="T18">son panier</text:span></text:p>
          </table:table-cell>
          <table:table-cell table:style-name="Tableau4.C2" office:value-type="string">
            <text:p text:style-name="P29">1</text:p>
          </table:table-cell>
          <table:covered-table-cell/>
        </table:table-row>
        <table:table-row table:style-name="Tableau4.1">
          <table:table-cell table:style-name="Tableau4.A8" office:value-type="string">
            <text:p text:style-name="P24">7</text:p>
          </table:table-cell>
          <table:table-cell table:style-name="Tableau4.B8" office:value-type="string">
            <text:p text:style-name="Standard"><text:span text:style-name="T21">Retirer</text:span><text:span text:style-name="T18"> des </text:span><text:span text:style-name="T19">produits</text:span><text:span text:style-name="T18"> </text:span><text:span text:style-name="T20">de</text:span><text:span text:style-name="T18"> son panier</text:span></text:p>
          </table:table-cell>
          <table:table-cell table:style-name="Tableau4.C3" office:value-type="string">
            <text:p text:style-name="P29">1</text:p>
          </table:table-cell>
          <table:covered-table-cell/>
        </table:table-row>
        <table:table-row table:style-name="Tableau4.1">
          <table:table-cell table:style-name="Tableau4.A9" office:value-type="string">
            <text:p text:style-name="P24">8</text:p>
          </table:table-cell>
          <table:table-cell table:style-name="Tableau4.B9" office:value-type="string">
            <text:p text:style-name="P49">Valider une commande</text:p>
          </table:table-cell>
          <table:table-cell table:style-name="Tableau4.C2" office:value-type="string">
            <text:p text:style-name="P29">1</text:p>
          </table:table-cell>
          <table:covered-table-cell/>
        </table:table-row>
        <table:table-row table:style-name="Tableau4.1">
          <table:table-cell table:style-name="Tableau4.A11" office:value-type="string">
            <text:p text:style-name="P24">9</text:p>
          </table:table-cell>
          <table:table-cell table:style-name="Tableau4.B11" office:value-type="string">
            <text:p text:style-name="P49">Modifier une commande <text:span text:style-name="T46">validée</text:span></text:p>
          </table:table-cell>
          <table:table-cell table:style-name="Tableau4.C3" office:value-type="string">
            <text:p text:style-name="P37">2</text:p>
          </table:table-cell>
          <table:covered-table-cell/>
        </table:table-row>
        <table:table-row table:style-name="Tableau4.1">
          <table:table-cell table:style-name="Tableau4.A11" office:value-type="string">
            <text:p text:style-name="P24">10</text:p>
          </table:table-cell>
          <table:table-cell table:style-name="Tableau4.B11" office:value-type="string">
            <text:p text:style-name="P49">Annuler une commande <text:span text:style-name="T46">validée</text:span></text:p>
          </table:table-cell>
          <table:table-cell table:style-name="Tableau4.C3" office:value-type="string">
            <text:p text:style-name="P34">2</text:p>
          </table:table-cell>
          <table:covered-table-cell/>
        </table:table-row>
        <table:table-row table:style-name="Tableau4.1">
          <table:table-cell table:style-name="Tableau4.A12" office:value-type="string">
            <text:p text:style-name="P24">11</text:p>
          </table:table-cell>
          <table:table-cell table:style-name="Tableau4.B12" office:value-type="string">
            <text:p text:style-name="P43"><text:span text:style-name="T36">Consulter</text:span> détail<text:span text:style-name="T36">s</text:span> <text:span text:style-name="T36">d</text:span>es commandes</text:p>
          </table:table-cell>
          <table:table-cell table:style-name="Tableau4.C2" office:value-type="string">
            <text:p text:style-name="P38">2</text:p>
          </table:table-cell>
          <table:covered-table-cell/>
        </table:table-row>
        <table:table-row table:style-name="Tableau4.1">
          <table:table-cell table:style-name="Tableau4.A13" office:value-type="string">
            <text:p text:style-name="P24">12</text:p>
          </table:table-cell>
          <table:table-cell table:style-name="Tableau4.B13" office:value-type="string">
            <text:p text:style-name="P43"><text:span text:style-name="T34">Consulter</text:span> historique de commande<text:span text:style-name="T33">s</text:span></text:p>
          </table:table-cell>
          <table:table-cell table:style-name="Tableau4.C2" office:value-type="string">
            <text:p text:style-name="P38">2</text:p>
          </table:table-cell>
          <table:covered-table-cell/>
        </table:table-row>
        <table:table-row table:style-name="Tableau4.1">
          <table:table-cell table:style-name="Tableau4.A14" office:value-type="string">
            <text:p text:style-name="P24">13</text:p>
          </table:table-cell>
          <table:table-cell table:style-name="Tableau4.B14" office:value-type="string">
            <text:p text:style-name="P50">Ajouter un <text:span text:style-name="T44">utilisateur à sa liste d’</text:span>ami<text:span text:style-name="T44">s</text:span></text:p>
          </table:table-cell>
          <table:table-cell table:style-name="Tableau4.C3" office:value-type="string">
            <text:p text:style-name="P32">2</text:p>
          </table:table-cell>
          <table:covered-table-cell/>
        </table:table-row>
        <table:table-row table:style-name="Tableau4.1">
          <table:table-cell table:style-name="Tableau4.A15" office:value-type="string">
            <text:p text:style-name="P24">14</text:p>
          </table:table-cell>
          <table:table-cell table:style-name="Tableau4.B15" office:value-type="string">
            <text:p text:style-name="P50">Supprimer un <text:span text:style-name="T44">utilisateur de sa liste</text:span> <text:span text:style-name="T44">d’</text:span>ami<text:span text:style-name="T45">s</text:span></text:p>
          </table:table-cell>
          <table:table-cell table:style-name="Tableau4.C3" office:value-type="string">
            <text:p text:style-name="P35">3</text:p>
          </table:table-cell>
          <table:covered-table-cell/>
        </table:table-row>
        <table:table-row table:style-name="Tableau4.1">
          <table:table-cell table:style-name="Tableau4.A16" office:value-type="string">
            <text:p text:style-name="P24">15</text:p>
          </table:table-cell>
          <table:table-cell table:style-name="Tableau4.B16" office:value-type="string">
            <text:p text:style-name="P41"><text:span text:style-name="T35">Consulter</text:span> son classement dans un jeu <text:span text:style-name="T40">vidéo</text:span></text:p>
          </table:table-cell>
          <table:table-cell table:style-name="Tableau4.C2" office:value-type="string">
            <text:p text:style-name="P31">2</text:p>
          </table:table-cell>
          <table:covered-table-cell/>
        </table:table-row>
        <table:table-row table:style-name="Tableau4.1">
          <table:table-cell table:style-name="Tableau4.A17" office:value-type="string">
            <text:p text:style-name="P24">16</text:p>
          </table:table-cell>
          <table:table-cell table:style-name="Tableau4.B17" office:value-type="string">
            <text:p text:style-name="P47">Lancer une partie de jeu <text:span text:style-name="T41">vidéo multijoueur en ligne</text:span></text:p>
          </table:table-cell>
          <table:table-cell table:style-name="Tableau4.C2" office:value-type="string">
            <text:p text:style-name="P35">1</text:p>
          </table:table-cell>
          <table:covered-table-cell/>
        </table:table-row>
        <table:table-row table:style-name="Tableau4.1">
          <table:table-cell table:style-name="Tableau4.A18" office:value-type="string">
            <text:p text:style-name="P24">17</text:p>
          </table:table-cell>
          <table:table-cell table:style-name="Tableau4.B18" office:value-type="string">
            <text:p text:style-name="P47">Lancer une partie de jeu <text:span text:style-name="T41">vidéo hors ligne</text:span></text:p>
          </table:table-cell>
          <table:table-cell table:style-name="Tableau4.C3" office:value-type="string">
            <text:p text:style-name="P30">1</text:p>
          </table:table-cell>
          <table:covered-table-cell/>
        </table:table-row>
        <table:table-row table:style-name="Tableau4.1">
          <table:table-cell table:style-name="Tableau4.A19" office:value-type="string">
            <text:p text:style-name="P24">18</text:p>
          </table:table-cell>
          <table:table-cell table:style-name="Tableau4.B19" office:value-type="string">
            <text:p text:style-name="P41"><text:span text:style-name="T42">Envoyer un message</text:span> <text:span text:style-name="T42">à un autre utilisateur</text:span></text:p>
          </table:table-cell>
          <table:table-cell table:style-name="Tableau4.C2" office:value-type="string">
            <text:p text:style-name="P31">2</text:p>
          </table:table-cell>
          <table:covered-table-cell/>
        </table:table-row>
        <table:table-row table:style-name="Tableau4.1">
          <table:table-cell table:style-name="Tableau4.A23" office:value-type="string">
            <text:p text:style-name="P24">19</text:p>
          </table:table-cell>
          <table:table-cell table:style-name="Tableau4.B23" office:value-type="string">
            <text:p text:style-name="P51">Envoyer un message dans le chat de communication</text:p>
          </table:table-cell>
          <table:table-cell table:style-name="Tableau4.C3" office:value-type="string">
            <text:p text:style-name="P36">2</text:p>
          </table:table-cell>
          <table:covered-table-cell/>
        </table:table-row>
        <table:table-row table:style-name="Tableau4.1">
          <table:table-cell table:style-name="Tableau4.A21" office:value-type="string">
            <text:p text:style-name="P24">20</text:p>
          </table:table-cell>
          <table:table-cell table:style-name="Tableau4.B21" office:value-type="string">
            <text:p text:style-name="P52">Signaler un abus d’un <text:span text:style-name="T38">utilisateur</text:span></text:p>
          </table:table-cell>
          <table:table-cell table:style-name="Tableau4.C3" office:value-type="string">
            <text:p text:style-name="P31">3</text:p>
          </table:table-cell>
          <table:covered-table-cell/>
        </table:table-row>
        <table:table-row table:style-name="Tableau4.1">
          <table:table-cell table:style-name="Tableau4.A23" office:value-type="string">
            <text:p text:style-name="P24">21</text:p>
          </table:table-cell>
          <table:table-cell table:style-name="Tableau4.B23" office:value-type="string">
            <text:p text:style-name="P46">Consulter <text:span text:style-name="T31">la</text:span> liste des utilisateurs</text:p>
          </table:table-cell>
          <table:table-cell table:style-name="Tableau4.C3" office:value-type="string">
            <text:p text:style-name="P33">2</text:p>
          </table:table-cell>
          <table:covered-table-cell/>
        </table:table-row>
        <table:table-row table:style-name="Tableau4.1">
          <table:table-cell table:style-name="Tableau4.A23" office:value-type="string">
            <text:p text:style-name="P91">2<text:span text:style-name="T48">2</text:span></text:p>
          </table:table-cell>
          <table:table-cell table:style-name="Tableau4.B23" office:value-type="string">
            <text:p text:style-name="P92">Consulter <text:span text:style-name="T31">la</text:span> liste des <text:span text:style-name="T47">commandes</text:span></text:p>
          </table:table-cell>
          <table:table-cell table:style-name="Tableau4.C3" office:value-type="string">
            <text:p text:style-name="P90">2</text:p>
          </table:table-cell>
          <table:covered-table-cell/>
        </table:table-row>
        <table:table-row table:style-name="Tableau4.1">
          <table:table-cell table:style-name="Tableau4.A24" office:value-type="string">
            <text:p text:style-name="P24">2<text:span text:style-name="T48">3</text:span></text:p>
          </table:table-cell>
          <table:table-cell table:style-name="Tableau4.B24" office:value-type="string">
            <text:p text:style-name="P41">Ajouter <text:span text:style-name="T28">un produit au catalogue</text:span></text:p>
          </table:table-cell>
          <table:table-cell table:style-name="Tableau4.C2" office:value-type="string">
            <text:p text:style-name="P31">2</text:p>
          </table:table-cell>
          <table:covered-table-cell/>
        </table:table-row>
        <table:table-row table:style-name="Tableau4.1">
          <table:table-cell table:style-name="Tableau4.A25" office:value-type="string">
            <text:p text:style-name="P24">2<text:span text:style-name="T48">4</text:span></text:p>
          </table:table-cell>
          <table:table-cell table:style-name="Tableau4.B25" office:value-type="string">
            <text:p text:style-name="P44">Mettre à jour un produit du catalogue</text:p>
          </table:table-cell>
          <table:table-cell table:style-name="Tableau4.C3" office:value-type="string">
            <text:p text:style-name="P31">2</text:p>
          </table:table-cell>
          <table:covered-table-cell/>
        </table:table-row>
        <table:table-row table:style-name="Tableau4.1">
          <table:table-cell table:style-name="Tableau4.A26" office:value-type="string">
            <text:p text:style-name="P24">2<text:span text:style-name="T48">5</text:span></text:p>
          </table:table-cell>
          <table:table-cell table:style-name="Tableau4.B26" office:value-type="string">
            <text:p text:style-name="P42"><text:span text:style-name="T30">Retirer </text:span>un <text:span text:style-name="T29">produit</text:span> du catalogue</text:p>
          </table:table-cell>
          <table:table-cell table:style-name="Tableau4.C3" office:value-type="string">
            <text:p text:style-name="P40">2</text:p>
          </table:table-cell>
          <table:covered-table-cell/>
        </table:table-row>
        <table:table-row table:style-name="Tableau4.27">
          <table:table-cell table:style-name="Tableau4.A27" office:value-type="string">
            <text:p text:style-name="P24">2<text:span text:style-name="T48">6</text:span></text:p>
          </table:table-cell>
          <table:table-cell table:style-name="Tableau4.B27" office:value-type="string">
            <text:p text:style-name="P41">Ajouter <text:span text:style-name="T28">un jeu vidéo</text:span></text:p>
          </table:table-cell>
          <table:table-cell table:style-name="Tableau4.C2" office:value-type="string">
            <text:p text:style-name="P39">3</text:p>
          </table:table-cell>
          <table:covered-table-cell/>
        </table:table-row>
        <table:table-row table:style-name="Tableau4.27">
          <table:table-cell table:style-name="Tableau4.A28" office:value-type="string">
            <text:p text:style-name="P24">2<text:span text:style-name="T48">7</text:span></text:p>
          </table:table-cell>
          <table:table-cell table:style-name="Tableau4.B28" office:value-type="string">
            <text:p text:style-name="P44">Mettre à jour un jeu <text:span text:style-name="T37">vidéo</text:span></text:p>
          </table:table-cell>
          <table:table-cell table:style-name="Tableau4.C3" office:value-type="string">
            <text:p text:style-name="P39">3</text:p>
          </table:table-cell>
          <table:covered-table-cell/>
        </table:table-row>
        <table:table-row table:style-name="Tableau4.27">
          <table:table-cell table:style-name="Tableau4.A29" office:value-type="string">
            <text:p text:style-name="P24">2<text:span text:style-name="T48">8</text:span></text:p>
          </table:table-cell>
          <table:table-cell table:style-name="Tableau4.B29" office:value-type="string">
            <text:p text:style-name="P42">Supprimer un jeu <text:span text:style-name="T37">vidéo</text:span></text:p>
          </table:table-cell>
          <table:table-cell table:style-name="Tableau4.C3" office:value-type="string">
            <text:p text:style-name="P39">3</text:p>
          </table:table-cell>
          <table:covered-table-cell/>
        </table:table-row>
        <table:table-row table:style-name="Tableau4.27">
          <table:table-cell table:style-name="Tableau4.A30" office:value-type="string">
            <text:p text:style-name="P24">2<text:span text:style-name="T48">9</text:span></text:p>
          </table:table-cell>
          <table:table-cell table:style-name="Tableau4.B30" office:value-type="string">
            <text:p text:style-name="P21"><text:span text:style-name="T37">Supprimer/Suspendre</text:span> un compte utilisateur</text:p>
          </table:table-cell>
          <table:table-cell table:style-name="Tableau4.C3" office:value-type="string">
            <text:p text:style-name="P31">3</text:p>
          </table:table-cell>
          <table:covered-table-cell/>
        </table:table-row>
        <table:table-row table:style-name="Tableau4.27">
          <table:table-cell table:style-name="Tableau4.A31" office:value-type="string">
            <text:p text:style-name="P88">30</text:p>
          </table:table-cell>
          <table:table-cell table:style-name="Tableau4.B31" office:value-type="string">
            <text:p text:style-name="P45">Con<text:span text:style-name="T43">sulter les</text:span> demandes de suspension<text:span text:style-name="T37">s</text:span></text:p>
          </table:table-cell>
          <table:table-cell table:style-name="Tableau4.C31" office:value-type="string">
            <text:p text:style-name="P31">3</text:p>
          </table:table-cell>
          <table:covered-table-cell/>
        </table:table-row>
      </table:table>
      <text:h text:style-name="P85" text:outline-level="2"><text:bookmark-start text:name="__RefHeading___Toc4283_855849303"/><text:soft-page-break/>Spécifications Fonctionnelles Détaillées des cas d’utilisation<text:bookmark-end text:name="__RefHeading___Toc4283_855849303"/></text:h>
      <text:h text:style-name="P98" text:outline-level="3"><text:bookmark-start text:name="__RefHeading___Toc4463_855849303"/>UC_<text:span text:style-name="T24">01</text:span> : S’<text:span text:style-name="T16">inscrire</text:span><text:bookmark-end text:name="__RefHeading___Toc4463_855849303"/></text:h>
      <text:h text:style-name="P98" text:outline-level="3"><text:bookmark-start text:name="__RefHeading___Toc4465_855849303"/>UC_0<text:span text:style-name="T17">2 :</text:span> S’authentifier<text:bookmark-end text:name="__RefHeading___Toc4465_855849303"/></text:h>
      <text:h text:style-name="P99" text:outline-level="3"><text:bookmark-start text:name="__RefHeading___Toc4285_855849303"/>UC_03 : Voir le catalogue d’<text:span text:style-name="T25">articles</text:span><text:bookmark-end text:name="__RefHeading___Toc4285_855849303"/></text:h>
      <text:h text:style-name="P105" text:outline-level="3"><text:bookmark-start text:name="__RefHeading___Toc4467_855849303"/>UC_04 : Rechercher un article dans le catalogue<text:bookmark-end text:name="__RefHeading___Toc4467_855849303"/></text:h>
      <text:h text:style-name="P100" text:outline-level="3"><text:bookmark-start text:name="__RefHeading___Toc4287_855849303"/>UC_0<text:span text:style-name="T17">5</text:span> : Choisir un <text:span text:style-name="T15">article</text:span> parmi le catalogue et voir ses détails<text:bookmark-end text:name="__RefHeading___Toc4287_855849303"/></text:h>
      <text:h text:style-name="P100" text:outline-level="3"><text:bookmark-start text:name="__RefHeading___Toc4289_855849303"/>UC_0<text:span text:style-name="T17">6</text:span> : Ajouter des <text:span text:style-name="T15">articles</text:span> à son panier<text:bookmark-end text:name="__RefHeading___Toc4289_855849303"/></text:h>
      <text:h text:style-name="P100" text:outline-level="3"><text:bookmark-start text:name="__RefHeading___Toc4291_855849303"/>UC_0<text:span text:style-name="T17">7</text:span> : Consulter son panier<text:bookmark-end text:name="__RefHeading___Toc4291_855849303"/></text:h>
      <text:h text:style-name="P100" text:outline-level="3"><text:bookmark-start text:name="__RefHeading___Toc4295_855849303"/>UC_0<text:span text:style-name="T17">8</text:span> : Effectuer des commandes<text:bookmark-end text:name="__RefHeading___Toc4295_855849303"/></text:h>
      <text:h text:style-name="P100" text:outline-level="3"><text:bookmark-start text:name="__RefHeading___Toc4297_855849303"/>UC_0<text:span text:style-name="T17">9</text:span> : Visualiser le détail de ses commandes<text:bookmark-end text:name="__RefHeading___Toc4297_855849303"/></text:h>
      <text:h text:style-name="P100" text:outline-level="3"><text:bookmark-start text:name="__RefHeading___Toc4299_855849303"/>UC_<text:span text:style-name="T17">10</text:span> : Visualiser son historique de commandes<text:bookmark-end text:name="__RefHeading___Toc4299_855849303"/></text:h>
      <text:h text:style-name="P100" text:outline-level="3"><text:bookmark-start text:name="__RefHeading___Toc4301_855849303"/>UC_<text:span text:style-name="T17">11</text:span> : Visualiser son classement dans un jeu<text:bookmark-end text:name="__RefHeading___Toc4301_855849303"/></text:h>
      <text:h text:style-name="P100" text:outline-level="3"><text:bookmark-start text:name="__RefHeading___Toc4305_855849303"/>UC_12 : Choisir un jeu parmi la liste des jeux vidéos<text:bookmark-end text:name="__RefHeading___Toc4305_855849303"/></text:h>
      <text:h text:style-name="P101" text:outline-level="3"><text:bookmark-start text:name="__RefHeading___Toc5161_380944753"/>UC_13 : Lancer une partie de jeu hors ligne<text:bookmark-end text:name="__RefHeading___Toc5161_380944753"/></text:h>
      <text:h text:style-name="P100" text:outline-level="3"><text:bookmark-start text:name="__RefHeading___Toc4307_855849303"/>UC_13 : Lancer une partie de jeu en ligne<text:bookmark-end text:name="__RefHeading___Toc4307_855849303"/></text:h>
      <text:h text:style-name="P102" text:outline-level="3"><text:bookmark-start text:name="__RefHeading___Toc4311_855849303"/>UC_16 : Communiquer avec d’autres utilisateurs <text:span text:style-name="T25">dans l’application</text:span><text:bookmark-end text:name="__RefHeading___Toc4311_855849303"/></text:h>
      <text:h text:style-name="P103" text:outline-level="3"><text:bookmark-start text:name="__RefHeading___Toc4313_855849303"/>UC_17 : Ajouter/<text:span text:style-name="T23">Supprimer</text:span> un article au catalogue<text:bookmark-end text:name="__RefHeading___Toc4313_855849303"/></text:h>
      <text:h text:style-name="P104" text:outline-level="3"><text:bookmark-start text:name="__RefHeading___Toc4469_855849303"/>UC_18 : Ajouter/Supprimer un jeu à la liste des jeux vidéos<text:bookmark-end text:name="__RefHeading___Toc4469_855849303"/></text:h>
      <text:p text:style-name="P72">Diagramme d’activité : Lancer une partie de jeu (choix en ligne , hors ligne)</text:p>
      <text:p text:style-name="P68"/>
      <text:p text:style-name="P68"/>
      <text:p text:style-name="P67"/>
      <text:p text:style-name="P67"/>
      <text:p text:style-name="P67"/>
      <text:p text:style-name="P67"/>
      <text:p text:style-name="P67"/>
      <text:p text:style-name="P67"><text:soft-page-break/></text:p>
      <text:h text:style-name="P95" text:outline-level="1"><text:bookmark-start text:name="__RefHeading___Toc4317_855849303"/>Dictionnaire de données<text:bookmark-end text:name="__RefHeading___Toc4317_855849303"/></text:h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73">Classes (entités)</text:p>
          </table:table-cell>
          <table:table-cell table:style-name="Tableau5.A1" office:value-type="string">
            <text:p text:style-name="P73">Définitions</text:p>
          </table:table-cell>
          <table:table-cell table:style-name="Tableau5.C1" office:value-type="string">
            <text:p text:style-name="P73">Caractéristiques</text:p>
          </table:table-cell>
        </table:table-row>
        <table:table-row>
          <table:table-cell table:style-name="Tableau5.A2" office:value-type="string">
            <text:p text:style-name="P73">Exemplaire ou Livre</text:p>
          </table:table-cell>
          <table:table-cell table:style-name="Tableau5.A2" office:value-type="string">
            <text:p text:style-name="P73">Exemplaire physique d’une œuvre littéraire</text:p>
          </table:table-cell>
          <table:table-cell table:style-name="Tableau5.C2" office:value-type="string">
            <text:p text:style-name="P73">Numéro (id)</text:p>
          </table:table-cell>
        </table:table-row>
        <table:table-row>
          <table:table-cell table:style-name="Tableau5.A2" office:value-type="string">
            <text:p text:style-name="P73"><text:span text:style-name="T26">Œuvre</text:span> <text:span text:style-name="T26">littéraire</text:span>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73">Emprunt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73">Abonné (héritant de personne)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73">Contentieux</text:p>
          </table:table-cell>
          <table:table-cell table:style-name="Tableau5.A2" office:value-type="string">
            <text:p text:style-name="P73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73">Réservation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...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</table:table>
      <text:p text:style-name="P66"/>
      <text:p text:style-name="P70">Packages fonctionnels et dépendances :</text:p>
      <text:p text:style-name="P69">livres (<text:span text:style-name="T27">Œuvre</text:span>, exemplaire)</text:p>
      <text:p text:style-name="P69">personnes (Abonné, Personne, …)</text:p>
      <text:p text:style-name="P69">emprunts (Emprunt, <text:span text:style-name="T27">Réservation</text:span>, contentieux, ...)</text:p>
      <text:p text:style-name="P69">emprunts dépend de livres et de personnes</text:p>
      <text:h text:style-name="P95" text:outline-level="1"><text:bookmark-start text:name="__RefHeading___Toc4319_855849303"/>Technologies attendues<text:bookmark-end text:name="__RefHeading___Toc4319_855849303"/></text:h>
      <text:p text:style-name="P66"/>
      <text:h text:style-name="P95" text:outline-level="1"><text:bookmark-start text:name="__RefHeading___Toc4321_855849303"/>Futures évolutions techniques prévues<text:bookmark-end text:name="__RefHeading___Toc4321_855849303"/></text:h>
      <text:p text:style-name="P66"/>
      <text:h text:style-name="Heading_20_1" text:outline-level="1"><text:bookmark-start text:name="__RefHeading___Toc4323_855849303"/>Annexes<text:bookmark-end text:name="__RefHeading___Toc4323_855849303"/></text:h>
      <text:p text:style-name="P66"><text:soft-page-break/></text:p>
      <text:h text:style-name="P84" text:outline-level="2"><text:bookmark-start text:name="__RefHeading___Toc4325_855849303"/>Diagrammes des cas d’utilisations<text:bookmark-end text:name="__RefHeading___Toc4325_855849303"/></text:h>
      <text:h text:style-name="P84" text:outline-level="2"><text:bookmark-start text:name="__RefHeading___Toc4327_855849303"/>Diagramme d’entités<text:bookmark-end text:name="__RefHeading___Toc4327_855849303"/></text:h>
      <text:h text:style-name="P84" text:outline-level="2"><text:bookmark-start text:name="__RefHeading___Toc4329_855849303"/>Diagrammes de services<text:bookmark-end text:name="__RefHeading___Toc4329_855849303"/></text:h>
      <text:h text:style-name="P84" text:outline-level="2"><text:bookmark-start text:name="__RefHeading___Toc4331_855849303"/>Maquettes IHM<text:bookmark-end text:name="__RefHeading___Toc4331_855849303"/></text:h>
      <text:p text:style-name="P66"/>
      <text:p text:style-name="P66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Courier New" svg:font-family="'Courier New'" style:font-family-generic="modern"/>
    <style:font-face style:name="Helvetica Neue Light" svg:font-family="'Helvetica Neue Light', 'Times New Roman'" style:font-family-generic="swiss"/>
    <style:font-face style:name="Helvetica Neue" svg:font-family="'Helvetica Neue', 'Times New Roman'" style:font-family-generic="swiss"/>
    <style:font-face style:name="Courier New1" svg:font-family="'Courier New'" style:font-adornments="Normal" style:font-family-generic="modern" style:font-pitch="fixed"/>
    <style:font-face style:name="OpenSymbol" svg:font-family="OpenSymbol" style:font-pitch="variable"/>
    <style:font-face style:name="SimSun1" svg:font-family="SimSun, 宋体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fr" fo:country="CA" style:font-name-asian="Calibri" style:font-family-asian="Calibri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ommaire" style:family="paragraph" style:next-style-name="Standard">
      <style:paragraph-properties fo:margin-top="0cm" fo:margin-bottom="0.847cm" loext:contextual-spacing="false" fo:keep-together="always" fo:orphans="2" fo:widows="2" fo:hyphenation-ladder-count="no-limit" style:border-line-width-bottom="0.123cm 0.123cm 0.123cm" fo:padding-left="0cm" fo:padding-right="0cm" fo:padding-top="0cm" fo:padding-bottom="0.035cm" fo:border-left="none" fo:border-right="none" fo:border-top="none" fo:border-bottom="10.49pt double #000000"/>
      <style:text-properties style:use-window-font-color="true" style:font-name="Arial" fo:font-family="Arial" style:font-family-generic="swiss" style:font-pitch="variable" fo:font-size="14pt" fo:language="fr" fo:country="CA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ommaire" style:next-style-name="paragraphe" style:default-outline-level="1" style:class="text">
      <style:paragraph-properties fo:text-align="end" style:justify-single-word="false"/>
    </style:style>
    <style:style style:name="Heading_20_2" style:display-name="Heading 2" style:family="paragraph" style:next-style-name="paragraphe" style:default-outline-level="2" style:class="text">
      <style:paragraph-properties fo:margin-top="0.353cm" fo:margin-bottom="0.423cm" loext:contextual-spacing="false" fo:keep-together="always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3pt" style:language-complex="ar" style:country-complex="SA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_20_2" style:next-style-name="paragraphe" style:default-outline-level="3" style:class="text">
      <style:text-properties fo:font-size="11pt" style:font-size-asian="11pt" style:font-size-complex="11pt"/>
    </style:style>
    <style:style style:name="Sans_20_interligne" style:display-name="Sans interligne" style:family="paragraph" style:parent-style-name="Sommaire"/>
    <style:style style:name="Heading_20_4" style:display-name="Heading 4" style:family="paragraph" style:parent-style-name="Sans_20_interligne" style:next-style-name="paragraphe" style:default-outline-level="4" style:list-style-name="WW8Num3" style:class="text">
      <style:paragraph-properties fo:margin-left="0cm" fo:margin-right="0cm" fo:text-indent="0cm" style:auto-text-indent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150%" fo:text-align="justify" style:justify-single-word="false" style:text-autospace="none" style:punctuation-wrap="simple" style:vertical-align="baseline"/>
      <style:text-properties fo:language="en" fo:country="CA" fo:font-style="italic" style:font-name-asian="Times New Roman" style:font-family-asian="'Times New Roman'" style:font-family-generic-asian="roman" style:font-pitch-asian="variable" style:font-style-asian="italic" style:font-size-complex="10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50%" fo:text-align="justify" style:justify-single-word="false" style:text-autospace="none" style:punctuation-wrap="simple" style:vertical-align="baseline"/>
      <style:text-properties fo:font-style="italic" style:font-name-asian="Times New Roman" style:font-family-asian="'Times New Roman'" style:font-family-generic-asian="roman" style:font-pitch-asian="variable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150%" fo:text-align="justify" style:justify-single-word="false" style:text-autospace="none" style:punctuation-wrap="simple" style:vertical-align="baseline"/>
      <style:text-properties style:font-name-asian="Times New Roman" style:font-family-asian="'Times New Roman'" style:font-family-generic-asian="roman" style:font-pitch-asian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150%" fo:text-align="justify" style:justify-single-word="false" style:text-autospace="none" style:punctuation-wrap="simple" style:vertical-align="baseline"/>
      <style:text-properties fo:font-style="italic" style:font-name-asian="Times New Roman" style:font-family-asian="'Times New Roman'" style:font-family-generic-asian="roman" style:font-pitch-asian="variable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150%" fo:text-align="justify" style:justify-single-word="false" style:text-autospace="none" style:punctuation-wrap="simple" style:vertical-align="baseline"/>
      <style:text-properties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size-complex="10pt"/>
    </style:style>
    <style:style style:name="Titre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Paragraphe_20_de_20_liste" style:display-name="Paragraphe de liste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 fo:keep-with-next="always"/>
      <style:text-properties fo:color="#365f91"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4pt" style:font-weight-complex="bold"/>
    </style:style>
    <style:style style:name="Contents_20_1" style:display-name="Contents 1" style:family="paragraph" style:next-style-name="Standard" style:class="index">
      <style:paragraph-properties fo:margin-top="0.106cm" fo:margin-bottom="0cm" loext:contextual-spacing="false" fo:orphans="2" fo:widows="2" fo:hyphenation-ladder-count="no-limit">
        <style:tab-stops>
          <style:tab-stop style:position="0.706cm"/>
          <style:tab-stop style:position="16.069cm" style:type="right" style:leader-style="dotted" style:leader-text="."/>
        </style:tab-stops>
      </style:paragraph-properties>
      <style:text-properties fo:font-variant="small-caps" style:use-window-font-color="true" style:font-name="Arial" fo:font-family="Arial" style:font-family-generic="swiss" style:font-pitch="variable" fo:font-size="11pt" fo:language="fr" fo:country="CA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1.501cm" fo:margin-right="0cm" fo:margin-top="0cm" fo:margin-bottom="0cm" loext:contextual-spacing="false" fo:text-indent="0cm" style:auto-text-indent="false"/>
      <style:text-properties fo:language="none" fo:country="none" fo:font-style="italic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751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margin-top="0cm" fo:margin-bottom="0cm" loext:contextual-spacing="false" fo:text-indent="0cm" style:auto-text-indent="false"/>
    </style:style>
    <style:style style:name="paragraphe" style:family="paragraph">
      <style:paragraph-properties fo:margin-top="0cm" fo:margin-bottom="0.423cm" loext:contextual-spacing="false" fo:orphans="2" fo:widows="2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1pt" fo:language="fr" fo:country="CA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Annexe" style:family="paragraph" style:next-style-name="paragraphe" style:list-style-name="WW8Num9">
      <style:paragraph-properties fo:margin-top="0cm" fo:margin-bottom="0.423cm" loext:contextual-spacing="false" fo:orphans="2" fo:widows="2" fo:hyphenation-ladder-count="no-limit" style:border-line-width-bottom="0.035cm 0.035cm 0.035cm" fo:padding-left="0cm" fo:padding-right="0cm" fo:padding-top="0cm" fo:padding-bottom="0.035cm" fo:border-left="none" fo:border-right="none" fo:border-top="none" fo:border-bottom="3pt double #000000" fo:keep-with-next="always"/>
      <style:text-properties style:use-window-font-color="true" style:font-name="Arial" fo:font-family="Arial" style:font-family-generic="swiss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A2" style:family="paragraph" style:next-style-name="paragraphe" style:list-style-name="WW8Num9">
      <style:paragraph-properties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A3" style:family="paragraph" style:next-style-name="paragraphe" style:list-style-name="WW8Num9">
      <style:paragraph-properties fo:margin-top="0cm" fo:margin-bottom="0.423cm" loext:contextual-spacing="false" fo:orphans="2" fo:widows="2" fo:hyphenation-ladder-count="no-limit" fo:keep-with-next="always">
        <style:tab-stops>
          <style:tab-stop style:position="1.501cm"/>
        </style:tab-stops>
      </style:paragraph-properties>
      <style:text-properties style:use-window-font-color="true" style:font-name="Arial" fo:font-family="Arial" style:font-family-generic="swiss" style:font-pitch="variable" fo:font-size="11pt" fo:language="fr" fo:country="FR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puce_20_niveau2" style:display-name="puce niveau2" style:family="paragraph" style:parent-style-name="Standard" style:list-style-name="WW8Num7">
      <style:paragraph-properties fo:margin-left="2cm" fo:margin-right="0cm" fo:margin-top="0cm" fo:margin-bottom="0cm" loext:contextual-spacing="false" fo:line-height="150%" fo:text-align="justify" style:justify-single-word="false" fo:text-indent="-0.75cm" style:auto-text-indent="false" style:text-autospace="none" style:punctuation-wrap="simple" style:vertical-align="baseline"/>
      <style:text-properties fo:language="fr" fo:country="FR" style:font-name-asian="Times New Roman" style:font-family-asian="'Times New Roman'" style:font-family-generic-asian="roman" style:font-pitch-asian="variable" style:font-size-complex="10pt"/>
    </style:style>
    <style:style style:name="Reference" style:family="paragraph" style:list-style-name="WW8Num10">
      <style:paragraph-properties fo:margin-left="0.75cm" fo:margin-right="0cm" fo:margin-top="0cm" fo:margin-bottom="0.423cm" loext:contextual-spacing="false" fo:orphans="2" fo:widows="2" fo:hyphenation-ladder-count="no-limit" fo:text-indent="-0.75cm" style:auto-text-indent="false" style:text-autospace="none" style:punctuation-wrap="simple" style:vertical-align="baseline"/>
      <style:text-properties style:use-window-font-color="true" style:font-name="Arial" fo:font-family="Arial" style:font-family-generic="swiss" style:font-pitch="variable" fo:font-size="10pt" fo:language="fr" fo:country="CA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WW-Légende" style:family="paragraph" style:parent-style-name="Standard" style:next-style-name="Standard">
      <style:paragraph-properties fo:line-height="100%" fo:text-align="center" style:justify-single-word="false"/>
      <style:text-properties fo:color="#4f81bd"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size-complex="10pt"/>
    </style:style>
    <style:style style:name="Tableaux" style:family="paragraph" style:parent-style-name="WW-Légende">
      <style:paragraph-properties fo:margin-top="0cm" fo:margin-bottom="0cm" loext:contextual-spacing="false" fo:line-height="150%" style:text-autospace="none" style:punctuation-wrap="simple" style:vertical-align="baseline"/>
      <style:text-properties fo:font-size="10pt" style:font-name-asian="Times New Roman" style:font-family-asian="'Times New Roman'" style:font-family-generic-asian="roman" style:font-pitch-asian="variable" style:font-size-asian="10pt" style:font-size-complex="10pt" style:font-weight-complex="normal"/>
    </style:style>
    <style:style style:name="Équation" style:family="paragraph" style:parent-style-name="Standard">
      <style:paragraph-properties fo:margin-top="0cm" fo:margin-bottom="0cm" loext:contextual-spacing="false" fo:line-height="150%" fo:text-align="end" style:justify-single-word="false" style:text-autospace="none" style:punctuation-wrap="simple" style:vertical-align="baseline"/>
      <style:text-properties fo:color="#4f81bd" style:font-name-asian="Times New Roman" style:font-family-asian="'Times New Roman'" style:font-family-generic-asian="roman" style:font-pitch-asian="variable" style:font-size-complex="10pt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style:font-size-complex="10pt"/>
    </style:style>
    <style:style style:name="Table_20_des_20_illustrations1" style:display-name="Table des illustrations1" style:family="paragraph" style:parent-style-name="Standard" style:next-style-name="Standard">
      <style:paragraph-properties fo:margin-top="0.212cm" fo:margin-bottom="0.212cm" loext:contextual-spacing="false" fo:line-height="100%"/>
    </style:style>
    <style:style style:name="Commentaire1" style:family="paragraph" style:parent-style-name="Standard">
      <style:paragraph-properties fo:line-height="100%"/>
      <style:text-properties style:font-size-complex="10pt"/>
    </style:style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Révision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fr" fo:country="CA" style:font-name-asian="Calibri" style:font-family-asian="Calibri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Subtitle" style:family="paragraph" style:next-style-name="Corps_20_2" style:class="chapter">
      <style:paragraph-properties fo:margin-top="0cm" fo:margin-bottom="0.035cm" loext:contextual-spacing="false" fo:line-height="120%" fo:orphans="2" fo:widows="2" fo:hyphenation-ladder-count="no-limit"/>
      <style:text-properties fo:text-transform="uppercase" fo:color="#357ca2" style:font-name="Helvetica Neue" fo:font-family="'Helvetica Neue', 'Times New Roman'" style:font-family-generic="swiss" fo:font-size="13pt" fo:letter-spacing="0.023cm" fo:language="fr" fo:country="FR" style:font-name-asian="Arial Unicode MS" style:font-family-asian="'Arial Unicode MS'" style:font-family-generic-asian="swiss" style:font-pitch-asian="variable" style:font-size-asian="13pt" style:language-asian="zh" style:country-asian="CN" style:font-name-complex="Arial Unicode MS" style:font-family-complex="'Arial Unicode MS'" style:font-family-generic-complex="swiss" style:font-pitch-complex="variable" style:font-size-complex="13pt" style:language-complex="ar" style:country-complex="SA" fo:hyphenate="false" fo:hyphenation-remain-char-count="2" fo:hyphenation-push-char-count="2"/>
    </style:style>
    <style:style style:name="Corps_20_2" style:display-name="Corps 2" style:family="paragraph">
      <style:paragraph-properties fo:margin-top="0cm" fo:margin-bottom="0.318cm" loext:contextual-spacing="false" fo:line-height="120%" fo:orphans="2" fo:widows="2" fo:hyphenation-ladder-count="no-limit"/>
      <style:text-properties fo:color="#000000" style:font-name="Helvetica Neue Light" fo:font-family="'Helvetica Neue Light', 'Times New Roman'" style:font-family-generic="swiss" fo:font-size="13pt" fo:language="fr" fo:country="FR" style:font-name-asian="Arial Unicode MS" style:font-family-asian="'Arial Unicode MS'" style:font-family-generic-asian="swiss" style:font-pitch-asian="variable" style:font-size-asian="13pt" style:language-asian="zh" style:country-asian="CN" style:font-name-complex="Arial Unicode MS" style:font-family-complex="'Arial Unicode MS'" style:font-family-generic-complex="swiss" style:font-pitch-complex="variable" style:font-size-complex="13pt" style:language-complex="ar" style:country-complex="SA" fo:hyphenate="false" fo:hyphenation-remain-char-count="2" fo:hyphenation-push-char-count="2"/>
    </style:style>
    <style:style style:name="Étiquette" style:family="paragraph">
      <style:paragraph-properties fo:margin-top="0.141cm" fo:margin-bottom="0.318cm" loext:contextual-spacing="false" fo:line-height="120%" fo:text-align="center" style:justify-single-word="false" fo:orphans="2" fo:widows="2" fo:hyphenation-ladder-count="no-limit"/>
      <style:text-properties fo:color="#fefefe" style:font-name="Helvetica Neue" fo:font-family="'Helvetica Neue', 'Times New Roman'" style:font-family-generic="swiss" fo:font-size="12pt" fo:language="fr" fo:country="FR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W-Standard" style:family="paragraph">
      <style:paragraph-properties fo:orphans="2" fo:widows="2" fo:hyphenation-ladder-count="no-limit" style:vertical-align="baseline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réformaté_20_HTML" style:display-name="Préformaté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language="fr" fo:country="FR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size-complex="10pt"/>
    </style:style>
    <style:style style:name="Contenu_20_du_20_cadre" style:display-name="Contenu du cadre" style:family="paragraph" style:parent-style-name="Text_20_body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43cm" style:type="center"/>
          <style:tab-stop style:position="16.08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3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bold" style:letter-kerning="true" style:font-size-asian="12pt" style:font-style-asian="normal" style:font-weight-asian="bold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4z0" style:family="text">
      <style:text-properties fo:color="#000000" style:font-name="Wingdings" fo:font-family="Wingdings" style:font-pitch="variable" style:font-charset="x-symbol" fo:font-size="11pt" fo:language="fr" fo:country="FR" style:font-size-asian="11pt" style:language-asian="fr" style:country-asian="FR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10z0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0pt" fo:letter-spacing="normal" fo:font-style="normal" style:text-underline-style="none" fo:font-weight="normal" style:letter-kerning="true" fo:background-color="transparent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 style:text-emphasize="none" style:text-scale="100%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3" style:display-name="Police par défaut3" style:family="text"/>
    <style:style style:name="Police_20_par_20_défaut2" style:display-name="Police par défaut2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1"/>
    <style:style style:name="Pied_20_de_20_page_20_Car" style:display-name="Pied de page Car" style:family="text" style:parent-style-name="Police_20_par_20_défaut1"/>
    <style:style style:name="Titre_20_1_20_Car" style:display-name="Titre 1 Car" style:family="text">
      <style:text-properties style:font-name="Arial" fo:font-family="Arial" style:font-family-generic="swiss" style:font-pitch="variable" fo:font-size="14pt" fo:language="fr" fo:country="CA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itre_20_2_20_Car" style:display-name="Titre 2 Car" style:family="text">
      <style:text-properties style:font-name="Arial" fo:font-family="Arial" style:font-family-generic="swiss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itre_20_3_20_Car" style:display-name="Titre 3 Car" style:family="text">
      <style:text-properties style:font-name="Arial" fo:font-family="Arial" style:font-family-generic="swiss" style:font-pitch="variable" fo:font-size="11pt" fo:language="fr" fo:country="CA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itre_20_4_20_Car" style:display-name="Titre 4 Car" style:family="text">
      <style:text-properties style:font-name="Arial" fo:font-family="Arial" style:font-family-generic="swiss" style:font-pitch="variable" fo:font-size="14pt" fo:language="fr" fo:country="CA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1"/>
    <style:style style:name="Emphase_20_intense" style:display-name="Emphase intense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5_20_Car" style:display-name="Titre 5 Car" style:family="text">
      <style:text-properties style:font-name="Arial" fo:font-family="Arial" style:font-family-generic="swiss" style:font-pitch="variable" fo:language="en" fo:country="CA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Titre_20_6_20_Car" style:display-name="Titre 6 Car" style:family="text">
      <style:text-properties style:font-name="Arial" fo:font-family="Arial" style:font-family-generic="swiss" style:font-pitch="variable" fo:language="fr" fo:country="CA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/>
    </style:style>
    <style:style style:name="Titre_20_7_20_Car" style:display-name="Titre 7 Car" style:family="text">
      <style:text-properties style:font-name="Arial" fo:font-family="Arial" style:font-family-generic="swiss" style:font-pitch="variable" fo:language="fr" fo:country="CA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Titre_20_8_20_Car" style:display-name="Titre 8 Car" style:family="text">
      <style:text-properties style:font-name="Arial" fo:font-family="Arial" style:font-family-generic="swiss" style:font-pitch="variable" fo:language="fr" fo:country="CA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/>
    </style:style>
    <style:style style:name="Titre_20_9_20_Car" style:display-name="Titre 9 Car" style:family="text">
      <style:text-properties style:font-name="Arial" fo:font-family="Arial" style:font-family-generic="swiss" style:font-pitch="variable" fo:font-size="9pt" fo:language="fr" fo:country="CA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Note_20_de_20_bas_20_de_20_page_20_Car" style:display-name="Note de bas de page Car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Légende_20_Car" style:display-name="Légende Car" style:family="text">
      <style:text-properties fo:color="#4f81bd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Tableaux_20_Car" style:display-name="Tableaux Car" style:family="text">
      <style:text-properties fo:color="#4f81bd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Équation_20_Car" style:display-name="Équation Car" style:family="text">
      <style:text-properties fo:color="#4f81bd" style:font-name="Arial" fo:font-family="Arial" style:font-family-generic="swiss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itre_20_du_20_livre" style:display-name="Titre du livre" style:family="text">
      <style:text-properties fo:font-variant="small-caps" fo:letter-spacing="0.009cm" fo:font-weight="bold" style:font-weight-asian="bold" style:font-weight-complex="bold"/>
    </style:style>
    <style:style style:name="Note_20_de_20_fin_20_Car" style:display-name="Note de fin Car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Arial" fo:font-family="Arial" style:font-family-generic="swiss" style:font-pitch="variable" fo:language="fr" fo:country="CA" style:font-name-complex="Arial" style:font-family-complex="Arial" style:font-family-generic-complex="swiss" style:font-pitch-complex="variable"/>
    </style:style>
    <style:style style:name="Objet_20_du_20_commentaire_20_Car" style:display-name="Objet du commentaire Car" style:family="text">
      <style:text-properties style:font-name="Arial" fo:font-family="Arial" style:font-family-generic="swiss" style:font-pitch="variable" fo:language="fr" fo:country="CA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Sous-titre_20_Car" style:display-name="Sous-titre Car" style:family="text">
      <style:text-properties fo:text-transform="uppercase" fo:color="#357ca2" style:font-name="Helvetica Neue" fo:font-family="'Helvetica Neue', 'Times New Roman'" style:font-family-generic="swiss" fo:font-size="13pt" fo:letter-spacing="0.023cm" style:font-name-asian="Arial Unicode MS" style:font-family-asian="'Arial Unicode MS'" style:font-family-generic-asian="swiss" style:font-pitch-asian="variable" style:font-size-asian="13pt" style:font-name-complex="Arial Unicode MS" style:font-family-complex="'Arial Unicode MS'" style:font-family-generic-complex="swiss" style:font-pitch-complex="variable" style:font-size-complex="13pt"/>
    </style:style>
    <style:style style:name="Préformaté_20_HTML_20_Car" style:display-name="Préformaté HTML Car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Emphase_20_pâle" style:display-name="Emphase pâle" style:family="text">
      <style:text-properties fo:color="#767171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Référence_20_pâle" style:display-name="Référence pâle" style:family="text">
      <style:text-properties fo:font-variant="small-caps" fo:color="#5a5a5a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fo:font-size="12pt" fo:font-weight="bold"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0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0" style:num-format="1" text:display-levels="2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0" style:num-format="1" text:display-levels="3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0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0" style:num-format="1" text:display-levels="5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0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0" style:num-format="1" text:display-levels="2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0" style:num-format="1" text:display-levels="3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0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0" style:num-format="1" text:display-levels="5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Annexe " style:num-suffix=" :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Annexe " style:num-suffix=" :" style:num-format="A" style:num-letter-sync="true">
        <style:list-level-properties text:list-level-position-and-space-mode="label-alignment">
          <style:list-level-label-alignment text:label-followed-by="listtab" text:list-tab-stop-position="5.101cm" fo:text-indent="-5.101cm" fo:margin-left="5.101cm"/>
        </style:list-level-properties>
      </text:list-level-style-number>
      <text:list-level-style-number text:level="2" text:style-name="WW8Num9z0" style:num-format="1" text:display-levels="2">
        <style:list-level-properties text:list-level-position-and-space-mode="label-alignment">
          <style:list-level-label-alignment text:label-followed-by="listtab" text:list-tab-stop-position="1.7cm" fo:text-indent="-1.7cm" fo:margin-left="1.7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[" style:num-suffix="]" style:num-format="1">
        <style:list-level-properties text:list-level-position-and-space-mode="label-alignment">
          <style:list-level-label-alignment text:label-followed-by="listtab" fo:text-indent="-0.501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7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7z0" style:num-suffix=".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5" text:style-name="WW8Num17z0" style:num-suffix=".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6" text:style-name="WW8Num17z0" style:num-suffix=".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7" text:style-name="WW8Num17z0" style:num-suffix=".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8" text:style-name="WW8Num17z0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9" text:style-name="WW8Num17z0" style:num-suffix="." text:bullet-char="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8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8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8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8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9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9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5" text:style-name="WW8Num19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6" text:style-name="WW8Num19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7" text:style-name="WW8Num19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8" text:style-name="WW8Num19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9" text:style-name="WW8Num19z0" style:num-suffix="." text:bullet-char="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0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0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5" text:style-name="WW8Num20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6" text:style-name="WW8Num20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7" text:style-name="WW8Num20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8" text:style-name="WW8Num20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9" text:style-name="WW8Num20z0" style:num-suffix="." text:bullet-char="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5" text:style-name="WW8Num2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6" text:style-name="WW8Num2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7" text:style-name="WW8Num2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8" text:style-name="WW8Num2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9" text:style-name="WW8Num21z0" style:num-suffix="." text:bullet-char="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0" style:num-suffix="." text:bullet-char="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2z0" style:num-suffix="." text:bullet-char="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2z0" style:num-suffix="." text:bullet-char="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2z0" style:num-suffix="." text:bullet-char="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2z0" style:num-suffix="." text:bullet-char="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2z0" style:num-suffix="." text:bullet-char="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2z0" style:num-suffix="." text:bullet-char="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2z0" style:num-suffix="." text:bullet-char="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5" text:style-name="WW8Num2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6" text:style-name="WW8Num2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7" text:style-name="WW8Num2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8" text:style-name="WW8Num2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9" text:style-name="WW8Num23z0" style:num-suffix="." text:bullet-char="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5" text:style-name="WW8Num2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6" text:style-name="WW8Num2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7" text:style-name="WW8Num2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8" text:style-name="WW8Num2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9" text:style-name="WW8Num24z0" style:num-suffix="." text:bullet-char="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5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5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5" text:style-name="WW8Num25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6" text:style-name="WW8Num25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7" text:style-name="WW8Num25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8" text:style-name="WW8Num25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9" text:style-name="WW8Num25z0" style:num-suffix="." text:bullet-char="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fo:text-indent="-0.635cm" fo:margin-left="1.887cm"/>
        </style:list-level-properties>
        <style:text-properties style:font-name="Aria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3.157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4.427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697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967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8.237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9.507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777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2.0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588cm" table:align="left" style:writing-mode="lr-tb"/>
    </style:style>
    <style:style style:name="Tableau1.A" style:family="table-column">
      <style:table-column-properties style:column-width="10.232cm"/>
    </style:style>
    <style:style style:name="Tableau1.B" style:family="table-column">
      <style:table-column-properties style:column-width="6.35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6.588cm" table:align="left" style:writing-mode="lr-tb"/>
    </style:style>
    <style:style style:name="Tableau2.A" style:family="table-column">
      <style:table-column-properties style:column-width="10.231cm"/>
    </style:style>
    <style:style style:name="Tableau2.B" style:family="table-column">
      <style:table-column-properties style:column-width="6.35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Header_20_left">
      <style:text-properties officeooo:rsid="00585645" officeooo:paragraph-rsid="00585645" style:font-name-asian="Arial"/>
    </style:style>
    <style:style style:name="MP3" style:family="paragraph" style:parent-style-name="Footer">
      <style:text-properties fo:color="#003f61"/>
    </style:style>
    <style:style style:name="MP4" style:family="paragraph" style:parent-style-name="Footer">
      <style:text-properties fo:color="#003f61" officeooo:paragraph-rsid="002b887f"/>
    </style:style>
    <style:style style:name="MP5" style:family="paragraph" style:parent-style-name="Footer">
      <style:paragraph-properties fo:text-align="end" style:justify-single-word="false"/>
      <style:text-properties fo:color="#003f61"/>
    </style:style>
    <style:style style:name="MP6" style:family="paragraph" style:parent-style-name="Footer">
      <style:paragraph-properties fo:text-align="end" style:justify-single-word="false">
        <style:tab-stops>
          <style:tab-stop style:position="8.251cm" style:type="center"/>
          <style:tab-stop style:position="16.252cm" style:type="right"/>
        </style:tab-stops>
      </style:paragraph-properties>
      <style:text-properties fo:color="#003f61"/>
    </style:style>
    <style:style style:name="MT1" style:family="text">
      <style:text-properties officeooo:rsid="002b887f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shadow="none" draw:shadow-opacity="100%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2.501cm" fo:margin-left="3.002cm" fo:margin-right="2.501cm" fo:background-color="#ffffff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0.9cm" fo:margin-left="2.501cm" fo:margin-right="2.501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51cm" fo:margin-left="0cm" fo:margin-right="0cm" fo:margin-top="1.2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char" svg:x="13.33cm" svg:y="-0.69cm" svg:width="3.969cm" svg:height="1.092cm" draw:z-index="2"><draw:image xlink:href="Pictures/100002010000016C00000065AD1DFA76A4BAEEE4.png" xlink:type="simple" xlink:show="embed" xlink:actuate="onLoad" loext:mime-type="image/png"/><draw:contour-polygon svg:width="4.202cm" svg:height="1.136cm" svg:viewBox="0 0 4202 1136" draw:points="0,0 0,1136 4202,1136 4202,0" draw:recreate-on-edit="false"/></draw:frame></text:p>
      </style:header>
      <style:header-left>
        <text:p text:style-name="MP1"><draw:frame draw:style-name="Mfr2" draw:name="Image6" text:anchor-type="char" svg:x="13.331cm" svg:y="-0.686cm" svg:width="3.969cm" svg:height="1.092cm" draw:z-index="4"><draw:image xlink:href="Pictures/100002010000016C00000065AD1DFA76A4BAEEE4.png" xlink:type="simple" xlink:show="embed" xlink:actuate="onLoad" loext:mime-type="image/png"/><draw:contour-polygon svg:width="4.202cm" svg:height="1.136cm" svg:viewBox="0 0 4202 1136" draw:points="0,0 0,1136 4202,1136 4202,0" draw:recreate-on-edit="false"/></draw:frame></text:p>
      </style:header-left>
    </style:master-page>
    <style:master-page style:name="Conversion_20_1" style:display-name="Conversion 1" style:page-layout-name="Mpm2">
      <style:header>
        <text:p text:style-name="MP1"><draw:frame draw:style-name="Mfr2" draw:name="Image7" text:anchor-type="char" svg:x="13.331cm" svg:y="-0.686cm" svg:width="3.969cm" svg:height="1.092cm" draw:z-index="7"><draw:image xlink:href="Pictures/100002010000016C00000065AD1DFA76A4BAEEE4.png" xlink:type="simple" xlink:show="embed" xlink:actuate="onLoad" loext:mime-type="image/png"/><draw:contour-polygon svg:width="4.202cm" svg:height="1.136cm" svg:viewBox="0 0 4202 1136" draw:points="0,0 0,1136 4202,1136 4202,0" draw:recreate-on-edit="false"/></draw:frame></text:p>
      </style:header>
      <style:header-left>
        <text:p text:style-name="MP2"/>
      </style:header-left>
      <style:footer>
        <text:p text:style-name="MP3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4">Cahier des charges – <text:span text:style-name="MT1">Jeu</text:span> – <text:span text:style-name="MT1">AL31 / </text:span>Groupe 3</text:p>
            </table:table-cell>
            <table:table-cell table:style-name="Tableau1.A1" office:value-type="string">
              <text:p text:style-name="MP5"><text:page-number text:select-page="current">11</text:page-number></text:p>
            </table:table-cell>
          </table:table-row>
        </table:table>
        <text:p text:style-name="Footer"/>
      </style:footer>
      <style:footer-left>
        <text:p text:style-name="MP3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3">Cahier des charges – <text:span text:style-name="MT1">Jeu</text:span> – <text:span text:style-name="MT1">AL31 / </text:span>Groupe 3</text:p>
            </table:table-cell>
            <table:table-cell table:style-name="Tableau2.A1" office:value-type="string">
              <text:p text:style-name="MP5"><text:page-number text:select-page="current">12</text:page-number></text:p>
            </table:table-cell>
          </table:table-row>
        </table:table>
        <text:p text:style-name="Footer"/>
        <text:p text:style-name="MP6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rault, Guillaume</meta:initial-creator>
    <meta:creation-date>2017-11-05T21:53:00</meta:creation-date>
    <dc:date>2018-03-15T10:36:20.346000000</dc:date>
    <meta:print-date>2017-11-05T21:53:00</meta:print-date>
    <meta:editing-cycles>130</meta:editing-cycles>
    <meta:editing-duration>PT4H2M53S</meta:editing-duration>
    <meta:generator>LibreOffice/5.4.4.2$Windows_X86_64 LibreOffice_project/2524958677847fb3bb44820e40380acbe820f960</meta:generator>
    <meta:document-statistic meta:table-count="5" meta:image-count="3" meta:object-count="0" meta:page-count="12" meta:paragraph-count="259" meta:word-count="1197" meta:character-count="7170" meta:non-whitespace-character-count="6229"/>
  </office:meta>
</office:document-meta>
</file>